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43.71pt"/>
    </style:style>
    <style:style style:name="co3" style:family="table-column">
      <style:table-column-properties fo:break-before="auto" style:column-width="289.64pt"/>
    </style:style>
    <style:style style:name="co4" style:family="table-column">
      <style:table-column-properties fo:break-before="auto" style:column-width="136.49pt"/>
    </style:style>
    <style:style style:name="co5" style:family="table-column">
      <style:table-column-properties fo:break-before="auto" style:column-width="379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Маркет">
      <style:table-properties table:display="true" style:writing-mode="lr-tb"/>
    </style:style>
    <style:style style:name="ta2" style:family="table" style:master-page-name="PageStyle_5f_Angara">
      <style:table-properties table:display="true" style:writing-mode="lr-tb"/>
    </style:style>
    <style:style style:name="ta3" style:family="table" style:master-page-name="PageStyle_5f_Озон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Маркет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Все товары/Авто/Запчасти/Автосвет/Фа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Зарядные устройства для аккумуля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Пусковые прово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атчики давления в шинах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виг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онштейны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Молди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ет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рочие 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амки радиатор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ешетки ради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Усилители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Омыв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поры амортизационных стое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тбойники и пыльники амортиз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очие компоненты подве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ужи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есс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ыча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шипни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вечи зажига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игнал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тек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Главны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АБС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износа тормозных колодо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Прочие компоненты тормозных систем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Рабочи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ди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шла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рансмисс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Масля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Салон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Топлив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Электр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Антифриз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Ворон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асло трансмиссионно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отор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Присадки и промыв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маз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пециаль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Тормозные жидкости</text:p>
          </table:table-cell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ara" table:style-name="ta2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ангара</text:p>
          </table:table-cell>
          <table:covered-table-cell/>
          <table:table-cell table:style-name="ce2" office:value-type="string" calcext:value-type="string" table:number-columns-spanned="2" table:number-rows-spanned="1">
            <text:p>маркет</text:p>
          </table:table-cell>
          <table:covered-table-cell/>
          <table:table-cell table:style-name="ce2" office:value-type="string" calcext:value-type="string" table:number-columns-spanned="2" table:number-rows-spanned="1">
            <text:p>озон</text:p>
          </table:table-cell>
          <table:covered-table-cell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Автотюнинг</text:p>
          </table:table-cell>
          <table:table-cell table:style-name="ce5" office:value-type="float" office:value="4" calcext:value-type="float">
            <text:p>4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9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втотюнинг/Прицепы Фаркопы</text:p>
          </table:table-cell>
          <table:table-cell table:style-name="ce5" office:value-type="float" office:value="7" calcext:value-type="float">
            <text:p>7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9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втотюнинг/Прицепы Фаркопы/Седельные Устройства</text:p>
          </table:table-cell>
          <table:table-cell table:style-name="ce5" office:value-type="float" office:value="41" calcext:value-type="float">
            <text:p>41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9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9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Набор Автомобилиста</text:p>
          </table:table-cell>
          <table:table-cell table:style-name="ce5" office:value-type="float" office:value="45" calcext:value-type="float">
            <text:p>45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9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Набор Автомобилиста/Жилеты</text:p>
          </table:table-cell>
          <table:table-cell table:style-name="ce5" office:value-type="float" office:value="3460" calcext:value-type="float">
            <text:p>3460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Автоаксессуар</text:p>
          </table:table-cell>
          <table:table-cell table:style-name="ce9" office:value-type="float" office:value="17028749" calcext:value-type="float">
            <text:p>1702874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Щетки Скребки</text:p>
          </table:table-cell>
          <table:table-cell table:style-name="ce5" office:value-type="float" office:value="44" calcext:value-type="float">
            <text:p>44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Щетки стеклоочистителя</text:p>
          </table:table-cell>
          <table:table-cell table:style-name="ce10" office:value-type="float" office:value="33698214" calcext:value-type="float">
            <text:p>336982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Щетки Скребки/Скребки</text:p>
          </table:table-cell>
          <table:table-cell table:style-name="ce5" office:value-type="float" office:value="3458" calcext:value-type="float">
            <text:p>3458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Щетки стеклоочистителя</text:p>
          </table:table-cell>
          <table:table-cell table:style-name="ce10" office:value-type="float" office:value="33698214" calcext:value-type="float">
            <text:p>336982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Аксессуары/Щетки Скребки/Щетки</text:p>
          </table:table-cell>
          <table:table-cell table:style-name="ce5" office:value-type="float" office:value="3457" calcext:value-type="float">
            <text:p>3457</text:p>
          </table:table-cell>
          <table:table-cell table:style-name="ce1" office:value-type="string" calcext:value-type="string">
            <text:p>Все товары/Авто/Запчасти/Аксессуары</text:p>
          </table:table-cell>
          <table:table-cell table:style-name="ce7" office:value-type="string" calcext:value-type="string">
            <text:p>Щетки стеклоочистителя</text:p>
          </table:table-cell>
          <table:table-cell table:style-name="ce10" office:value-type="float" office:value="33698214" calcext:value-type="float">
            <text:p>336982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</text:p>
          </table:table-cell>
          <table:table-cell table:style-name="ce5" office:value-type="float" office:value="1114" calcext:value-type="float">
            <text:p>1114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антифриз</text:p>
          </table:table-cell>
          <table:table-cell table:style-name="ce5" office:value-type="float" office:value="3441" calcext:value-type="float">
            <text:p>3441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Герметики</text:p>
          </table:table-cell>
          <table:table-cell table:style-name="ce5" office:value-type="float" office:value="3447" calcext:value-type="float">
            <text:p>3447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двигатель масло</text:p>
          </table:table-cell>
          <table:table-cell table:style-name="ce5" office:value-type="float" office:value="3389" calcext:value-type="float">
            <text:p>3389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жидкость тормозная</text:p>
          </table:table-cell>
          <table:table-cell table:style-name="ce5" office:value-type="float" office:value="3197" calcext:value-type="float">
            <text:p>3197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коробка масло</text:p>
          </table:table-cell>
          <table:table-cell table:style-name="ce5" office:value-type="float" office:value="3387" calcext:value-type="float">
            <text:p>3387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масло акпп</text:p>
          </table:table-cell>
          <table:table-cell table:style-name="ce5" office:value-type="float" office:value="3084" calcext:value-type="float">
            <text:p>3084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масло гур</text:p>
          </table:table-cell>
          <table:table-cell table:style-name="ce5" office:value-type="float" office:value="3043" calcext:value-type="float">
            <text:p>3043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масло моста</text:p>
          </table:table-cell>
          <table:table-cell table:style-name="ce5" office:value-type="float" office:value="3436" calcext:value-type="float">
            <text:p>3436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Незамерзайка</text:p>
          </table:table-cell>
          <table:table-cell table:style-name="ce5" office:value-type="float" office:value="3446" calcext:value-type="float">
            <text:p>3446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раздатка масло</text:p>
          </table:table-cell>
          <table:table-cell table:style-name="ce5" office:value-type="float" office:value="3241" calcext:value-type="float">
            <text:p>3241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редуктор масло</text:p>
          </table:table-cell>
          <table:table-cell table:style-name="ce5" office:value-type="float" office:value="3248" calcext:value-type="float">
            <text:p>3248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Смазки разные</text:p>
          </table:table-cell>
          <table:table-cell table:style-name="ce5" office:value-type="float" office:value="3461" calcext:value-type="float">
            <text:p>3461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Жидкости Автохимия/Масло и Жидкости/фиксатор резьбы</text:p>
          </table:table-cell>
          <table:table-cell table:style-name="ce5" office:value-type="float" office:value="3448" calcext:value-type="float">
            <text:p>3448</text:p>
          </table:table-cell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Запчасти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Запчасти для бензоинструмента</text:p>
          </table:table-cell>
          <table:table-cell table:style-name="ce11" office:value-type="float" office:value="75727424" calcext:value-type="float">
            <text:p>75727424</text:p>
          </table:table-cell>
          <table:table-cell table:style-name="ce12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Запчасти/Аккумуляторы</text:p>
          </table:table-cell>
          <table:table-cell table:style-name="ce5" office:value-type="float" office:value="21" calcext:value-type="float">
            <text:p>21</text:p>
          </table:table-cell>
          <table:table-cell table:style-name="ce1" office:value-type="string" calcext:value-type="string">
            <text:p>Все товары/Авто/Запчасти/Аккумуляторы</text:p>
          </table:table-cell>
          <table:table-cell table:style-name="ce7" office:value-type="string" calcext:value-type="string">
            <text:p>Аккумулятор автомобильный</text:p>
          </table:table-cell>
          <table:table-cell table:style-name="ce10" office:value-type="float" office:value="33696961" calcext:value-type="float">
            <text:p>336969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Аккумуляторы/Аккумуляторная Батарея</text:p>
          </table:table-cell>
          <table:table-cell table:style-name="ce5" office:value-type="float" office:value="1001" calcext:value-type="float">
            <text:p>1001</text:p>
          </table:table-cell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style-name="ce7" office:value-type="string" calcext:value-type="string">
            <text:p>Аккумулятор автомобильный</text:p>
          </table:table-cell>
          <table:table-cell table:style-name="ce10" office:value-type="float" office:value="33696961" calcext:value-type="float">
            <text:p>3369696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оздушная Система</text:p>
          </table:table-cell>
          <table:table-cell table:style-name="ce5" office:value-type="float" office:value="38" calcext:value-type="float">
            <text:p>38</text:p>
          </table:table-cell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10" office:value-type="float" office:value="33698198" calcext:value-type="float">
            <text:p>336981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оздушная Система/Компрессор Воздуха</text:p>
          </table:table-cell>
          <table:table-cell table:style-name="ce5" office:value-type="float" office:value="1037" calcext:value-type="float">
            <text:p>1037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10" office:value-type="float" office:value="33698198" calcext:value-type="float">
            <text:p>336981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ыхлопная Система</text:p>
          </table:table-cell>
          <table:table-cell table:style-name="ce5" office:value-type="float" office:value="36" calcext:value-type="float">
            <text:p>36</text:p>
          </table:table-cell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10" office:value-type="float" office:value="33698292" calcext:value-type="float">
            <text:p>33698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Выхлопная Система/Глушители Катализаторы ЕГР</text:p>
          </table:table-cell>
          <table:table-cell table:style-name="ce5" office:value-type="float" office:value="1013" calcext:value-type="float">
            <text:p>1013</text:p>
          </table:table-cell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10" office:value-type="float" office:value="33698292" calcext:value-type="float">
            <text:p>33698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</text:p>
          </table:table-cell>
          <table:table-cell table:style-name="ce5" office:value-type="float" office:value="33" calcext:value-type="float">
            <text:p>33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10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Блок Двигателя и Цилиндров</text:p>
          </table:table-cell>
          <table:table-cell table:style-name="ce5" office:value-type="float" office:value="1104" calcext:value-type="float">
            <text:p>1104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10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Головка и ГРМ</text:p>
          </table:table-cell>
          <table:table-cell table:style-name="ce5" office:value-type="float" office:value="1014" calcext:value-type="float">
            <text:p>1014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Головка блока цилиндров</text:p>
          </table:table-cell>
          <table:table-cell table:style-name="ce10" office:value-type="float" office:value="85806968" calcext:value-type="float">
            <text:p>858069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Детали Двигателя Разные</text:p>
          </table:table-cell>
          <table:table-cell table:style-name="ce5" office:value-type="float" office:value="1115" calcext:value-type="float">
            <text:p>1115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10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артер Поддон Двигателя</text:p>
          </table:table-cell>
          <table:table-cell table:style-name="ce5" office:value-type="float" office:value="1026" calcext:value-type="float">
            <text:p>1026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Масляный поддон для авто</text:p>
          </table:table-cell>
          <table:table-cell table:style-name="ce10" office:value-type="float" office:value="86292271" calcext:value-type="float">
            <text:p>862922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лапаны Разные</text:p>
          </table:table-cell>
          <table:table-cell table:style-name="ce5" office:value-type="float" office:value="1120" calcext:value-type="float">
            <text:p>1120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10" office:value-type="float" office:value="33696910" calcext:value-type="float">
            <text:p>336969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оленвал и Поршневая Группа</text:p>
          </table:table-cell>
          <table:table-cell table:style-name="ce5" office:value-type="float" office:value="1033" calcext:value-type="float">
            <text:p>1033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Коленчатый вал</text:p>
          </table:table-cell>
          <table:table-cell table:style-name="ce10" office:value-type="float" office:value="85807223" calcext:value-type="float">
            <text:p>8580722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Коллектор Впускной Выпускной</text:p>
          </table:table-cell>
          <table:table-cell table:style-name="ce5" office:value-type="float" office:value="1035" calcext:value-type="float">
            <text:p>1035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10" office:value-type="float" office:value="33698198" calcext:value-type="float">
            <text:p>3369819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Подушки Опоры Двигателя</text:p>
          </table:table-cell>
          <table:table-cell table:style-name="ce5" office:value-type="float" office:value="1108" calcext:value-type="float">
            <text:p>1108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Опора двигателя и КПП</text:p>
          </table:table-cell>
          <table:table-cell table:style-name="ce10" office:value-type="float" office:value="33696914" calcext:value-type="float">
            <text:p>336969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Прокладки Разные</text:p>
          </table:table-cell>
          <table:table-cell table:style-name="ce5" office:value-type="float" office:value="1129" calcext:value-type="float">
            <text:p>1129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10" office:value-type="float" office:value="85810218" calcext:value-type="float">
            <text:p>858102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Распредвал и Детали</text:p>
          </table:table-cell>
          <table:table-cell table:style-name="ce5" office:value-type="float" office:value="1062" calcext:value-type="float">
            <text:p>1062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Распределительный вал</text:p>
          </table:table-cell>
          <table:table-cell table:style-name="ce10" office:value-type="float" office:value="85813116" calcext:value-type="float">
            <text:p>858131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Сальники Разные</text:p>
          </table:table-cell>
          <table:table-cell table:style-name="ce5" office:value-type="float" office:value="1131" calcext:value-type="float">
            <text:p>1131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10" office:value-type="float" office:value="85810218" calcext:value-type="float">
            <text:p>8581021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Сисиема Зажигания</text:p>
          </table:table-cell>
          <table:table-cell table:style-name="ce5" office:value-type="float" office:value="1116" calcext:value-type="float">
            <text:p>1116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Катушка зажигания и составляющие</text:p>
          </table:table-cell>
          <table:table-cell table:style-name="ce10" office:value-type="float" office:value="85835327" calcext:value-type="float">
            <text:p>858353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Турбина и Интеркуллер</text:p>
          </table:table-cell>
          <table:table-cell table:style-name="ce5" office:value-type="float" office:value="1091" calcext:value-type="float">
            <text:p>1091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Турбина для авто</text:p>
          </table:table-cell>
          <table:table-cell table:style-name="ce10" office:value-type="float" office:value="85842792" calcext:value-type="float">
            <text:p>858427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Детали Двигателя/Цепи Грм</text:p>
          </table:table-cell>
          <table:table-cell table:style-name="ce5" office:value-type="float" office:value="1126" calcext:value-type="float">
            <text:p>1126</text:p>
          </table:table-cell>
          <table:table-cell table:style-name="ce1" office:value-type="string" calcext:value-type="string">
            <text:p>Все товары/Авто/Запчасти/Двигатель</text:p>
          </table:table-cell>
          <table:table-cell table:style-name="ce8" office:value-type="string" calcext:value-type="string">
            <text:p>Натяжное устройство цепи, ремня ДВС</text:p>
          </table:table-cell>
          <table:table-cell table:style-name="ce10" office:value-type="float" office:value="85814330" calcext:value-type="float">
            <text:p>858143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Инструменты</text:p>
          </table:table-cell>
          <table:table-cell table:style-name="ce5" office:value-type="float" office:value="37" calcext:value-type="float">
            <text:p>37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10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Инструменты/Домкраты Рукоятки</text:p>
          </table:table-cell>
          <table:table-cell table:style-name="ce5" office:value-type="float" office:value="1019" calcext:value-type="float">
            <text:p>1019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Домкрат автомобильный</text:p>
          </table:table-cell>
          <table:table-cell table:style-name="ce10" office:value-type="float" office:value="27332793" calcext:value-type="float">
            <text:p>273327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Инструменты/Ключи Съемники</text:p>
          </table:table-cell>
          <table:table-cell table:style-name="ce5" office:value-type="float" office:value="1029" calcext:value-type="float">
            <text:p>1029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10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олеса Шины</text:p>
          </table:table-cell>
          <table:table-cell table:style-name="ce5" office:value-type="float" office:value="22" calcext:value-type="float">
            <text:p>22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Шины автомобильные</text:p>
          </table:table-cell>
          <table:table-cell table:style-name="ce10" office:value-type="float" office:value="68110271" calcext:value-type="float">
            <text:p>681102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олеса Шины/Колеса Шины Диски</text:p>
          </table:table-cell>
          <table:table-cell table:style-name="ce5" office:value-type="float" office:value="1034" calcext:value-type="float">
            <text:p>1034</text:p>
          </table:table-cell>
          <table:table-cell table:style-name="ce1" office:value-type="string" calcext:value-type="string">
            <text:p>Все товары/Авто/Запчасти/Инструмент</text:p>
          </table:table-cell>
          <table:table-cell table:style-name="ce7" office:value-type="string" calcext:value-type="string">
            <text:p>Шины автомобильные</text:p>
          </table:table-cell>
          <table:table-cell table:style-name="ce10" office:value-type="float" office:value="68110271" calcext:value-type="float">
            <text:p>681102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репеж</text:p>
          </table:table-cell>
          <table:table-cell table:style-name="ce5" office:value-type="float" office:value="42" calcext:value-type="float">
            <text:p>42</text:p>
          </table:table-cell>
          <table:table-cell table:style-name="ce1" office:value-type="string" calcext:value-type="string">
            <text:p>Все товары/Авто/Запчасти/Крепеж авто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10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репеж/Крепеж разный</text:p>
          </table:table-cell>
          <table:table-cell table:style-name="ce5" office:value-type="float" office:value="3443" calcext:value-type="float">
            <text:p>3443</text:p>
          </table:table-cell>
          <table:table-cell table:style-name="ce1" office:value-type="string" calcext:value-type="string">
            <text:p>Все товары/Авто/Запчасти/Крепеж авто</text:p>
          </table:table-cell>
          <table:table-cell table:style-name="ce7" office:value-type="string" calcext:value-type="string">
            <text:p>Ключи ремонтные для авто</text:p>
          </table:table-cell>
          <table:table-cell table:style-name="ce10" office:value-type="float" office:value="27332794" calcext:value-type="float">
            <text:p>2733279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</text:p>
          </table:table-cell>
          <table:table-cell table:style-name="ce5" office:value-type="float" office:value="24" calcext:value-type="float">
            <text:p>24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Кузовные детали</text:p>
          </table:table-cell>
          <table:table-cell table:style-name="ce9" office:value-type="float" office:value="48159484" calcext:value-type="float">
            <text:p>481594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Антенна Наружная</text:p>
          </table:table-cell>
          <table:table-cell table:style-name="ce5" office:value-type="float" office:value="1005" calcext:value-type="float">
            <text:p>1005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Антенна автомобильная</text:p>
          </table:table-cell>
          <table:table-cell table:style-name="ce10" office:value-type="float" office:value="27332738" calcext:value-type="float">
            <text:p>273327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агажный Отсек</text:p>
          </table:table-cell>
          <table:table-cell table:style-name="ce5" office:value-type="float" office:value="1006" calcext:value-type="float">
            <text:p>1006</text:p>
          </table:table-cell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style-name="ce8" office:value-type="string" calcext:value-type="string">
            <text:p>Крышка багажника автомобильная</text:p>
          </table:table-cell>
          <table:table-cell table:style-name="ce10" office:value-type="float" office:value="93446788" calcext:value-type="float">
            <text:p>9344678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амперы и Детали</text:p>
          </table:table-cell>
          <table:table-cell table:style-name="ce5" office:value-type="float" office:value="1007" calcext:value-type="float">
            <text:p>1007</text:p>
          </table:table-cell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style-name="ce8" office:value-type="string" calcext:value-type="string">
            <text:p>Усилитель бампера</text:p>
          </table:table-cell>
          <table:table-cell table:style-name="ce10" office:value-type="float" office:value="101292868" calcext:value-type="float">
            <text:p>10129286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ачки Разные</text:p>
          </table:table-cell>
          <table:table-cell table:style-name="ce5" office:value-type="float" office:value="1106" calcext:value-type="float">
            <text:p>1106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8" office:value-type="string" calcext:value-type="string">
            <text:p>Расширительный бачок для авто</text:p>
          </table:table-cell>
          <table:table-cell table:style-name="ce10" office:value-type="float" office:value="87892132" calcext:value-type="float">
            <text:p>878921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Брызговики Колес</text:p>
          </table:table-cell>
          <table:table-cell table:style-name="ce5" office:value-type="float" office:value="1008" calcext:value-type="float">
            <text:p>1008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8" office:value-type="string" calcext:value-type="string">
            <text:p>Брызговики</text:p>
          </table:table-cell>
          <table:table-cell table:style-name="ce10" office:value-type="float" office:value="27332785" calcext:value-type="float">
            <text:p>2733278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Дефлекторы Разные</text:p>
          </table:table-cell>
          <table:table-cell table:style-name="ce5" office:value-type="float" office:value="1017" calcext:value-type="float">
            <text:p>1017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8" office:value-type="string" calcext:value-type="string">
            <text:p>Замок автомобильный</text:p>
          </table:table-cell>
          <table:table-cell table:style-name="ce10" office:value-type="float" office:value="92145042" calcext:value-type="float">
            <text:p>9214504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Замки Разные</text:p>
          </table:table-cell>
          <table:table-cell table:style-name="ce5" office:value-type="float" office:value="1117" calcext:value-type="float">
            <text:p>1117</text:p>
          </table:table-cell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style-name="ce7" office:value-type="string" calcext:value-type="string">
            <text:p>Дверь автомобильная</text:p>
          </table:table-cell>
          <table:table-cell table:style-name="ce10" office:value-type="float" office:value="93446801" calcext:value-type="float">
            <text:p>934468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Зеркала и Детали Зеркал</text:p>
          </table:table-cell>
          <table:table-cell table:style-name="ce5" office:value-type="float" office:value="1022" calcext:value-type="float">
            <text:p>1022</text:p>
          </table:table-cell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style-name="ce8" office:value-type="string" calcext:value-type="string">
            <text:p>Зеркало боковое автомобильное</text:p>
          </table:table-cell>
          <table:table-cell table:style-name="ce10" office:value-type="float" office:value="99426212" calcext:value-type="float">
            <text:p>994262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Кабина, Кузов</text:p>
          </table:table-cell>
          <table:table-cell table:style-name="ce5" office:value-type="float" office:value="1023" calcext:value-type="float">
            <text:p>1023</text:p>
          </table:table-cell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style-name="ce7" office:value-type="string" calcext:value-type="string">
            <text:p>Дверь автомобильная</text:p>
          </table:table-cell>
          <table:table-cell table:style-name="ce10" office:value-type="float" office:value="93446801" calcext:value-type="float">
            <text:p>934468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Капот и Детали Капота</text:p>
          </table:table-cell>
          <table:table-cell table:style-name="ce5" office:value-type="float" office:value="1024" calcext:value-type="float">
            <text:p>1024</text:p>
          </table:table-cell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style-name="ce8" office:value-type="string" calcext:value-type="string">
            <text:p>Капот автомобильный</text:p>
          </table:table-cell>
          <table:table-cell table:style-name="ce10" office:value-type="float" office:value="93446777" calcext:value-type="float">
            <text:p>9344677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Крылья Арки Подкрылки</text:p>
          </table:table-cell>
          <table:table-cell table:style-name="ce5" office:value-type="float" office:value="1040" calcext:value-type="float">
            <text:p>1040</text:p>
          </table:table-cell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style-name="ce7" office:value-type="string" calcext:value-type="string">
            <text:p>Крыло автомобильное</text:p>
          </table:table-cell>
          <table:table-cell table:style-name="ce10" office:value-type="float" office:value="93446776" calcext:value-type="float">
            <text:p>934467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Подрамник Рама</text:p>
          </table:table-cell>
          <table:table-cell table:style-name="ce5" office:value-type="float" office:value="1053" calcext:value-type="float">
            <text:p>1053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Порог автомобильный</text:p>
          </table:table-cell>
          <table:table-cell table:style-name="ce10" office:value-type="float" office:value="93446795" calcext:value-type="float">
            <text:p>934467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Пороги Кузова</text:p>
          </table:table-cell>
          <table:table-cell table:style-name="ce5" office:value-type="float" office:value="1054" calcext:value-type="float">
            <text:p>1054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Порог автомобильный</text:p>
          </table:table-cell>
          <table:table-cell table:style-name="ce10" office:value-type="float" office:value="93446795" calcext:value-type="float">
            <text:p>934467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Ручки Разные</text:p>
          </table:table-cell>
          <table:table-cell table:style-name="ce5" office:value-type="float" office:value="1069" calcext:value-type="float">
            <text:p>1069</text:p>
          </table:table-cell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style-name="ce7" office:value-type="string" calcext:value-type="string">
            <text:p>Ручка двери автомобильная</text:p>
          </table:table-cell>
          <table:table-cell table:style-name="ce10" office:value-type="float" office:value="99606705" calcext:value-type="float">
            <text:p>996067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Спойлеры Разные</text:p>
          </table:table-cell>
          <table:table-cell table:style-name="ce5" office:value-type="float" office:value="1078" calcext:value-type="float">
            <text:p>1078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Кузовные детали</text:p>
          </table:table-cell>
          <table:table-cell table:style-name="ce9" office:value-type="float" office:value="48159484" calcext:value-type="float">
            <text:p>481594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Стекла Разные</text:p>
          </table:table-cell>
          <table:table-cell table:style-name="ce5" office:value-type="float" office:value="1042" calcext:value-type="float">
            <text:p>1042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Автостекло</text:p>
          </table:table-cell>
          <table:table-cell table:style-name="ce10" office:value-type="float" office:value="93446800" calcext:value-type="float">
            <text:p>934468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Кузовные Детали/Эмблеммы и Наклейки</text:p>
          </table:table-cell>
          <table:table-cell table:style-name="ce5" office:value-type="float" office:value="1096" calcext:value-type="float">
            <text:p>1096</text:p>
          </table:table-cell>
          <table:table-cell table:style-name="ce1" office:value-type="string" calcext:value-type="string">
            <text:p>Все товары/Авто/Запчасти/Кузовные детали</text:p>
          </table:table-cell>
          <table:table-cell table:style-name="ce7" office:value-type="string" calcext:value-type="string">
            <text:p>Наклейка для дверной ручки автомобиля</text:p>
          </table:table-cell>
          <table:table-cell table:style-name="ce10" office:value-type="float" office:value="99658513" calcext:value-type="float">
            <text:p>996585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топление Климат Контроль</text:p>
          </table:table-cell>
          <table:table-cell table:style-name="ce5" office:value-type="float" office:value="28" calcext:value-type="float">
            <text:p>28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Патрубок системы отопления для авто</text:p>
          </table:table-cell>
          <table:table-cell table:style-name="ce10" office:value-type="float" office:value="85833529" calcext:value-type="float">
            <text:p>8583352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топление Климат Контроль/Кондиционер и Детали</text:p>
          </table:table-cell>
          <table:table-cell table:style-name="ce5" office:value-type="float" office:value="1038" calcext:value-type="float">
            <text:p>1038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кондиционера для авто</text:p>
          </table:table-cell>
          <table:table-cell table:style-name="ce10" office:value-type="float" office:value="85833530" calcext:value-type="float">
            <text:p>858335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топление Климат Контроль/Отопитель и Печка</text:p>
          </table:table-cell>
          <table:table-cell table:style-name="ce5" office:value-type="float" office:value="1048" calcext:value-type="float">
            <text:p>1048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кондиционера для авто</text:p>
          </table:table-cell>
          <table:table-cell table:style-name="ce10" office:value-type="float" office:value="85833530" calcext:value-type="float">
            <text:p>8583353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хлаждение</text:p>
          </table:table-cell>
          <table:table-cell table:style-name="ce5" office:value-type="float" office:value="40" calcext:value-type="float">
            <text:p>40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охлаждения для авто</text:p>
          </table:table-cell>
          <table:table-cell table:style-name="ce10" office:value-type="float" office:value="39655599" calcext:value-type="float">
            <text:p>396555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хлаждение/Вентиляторы Гидромуфты</text:p>
          </table:table-cell>
          <table:table-cell table:style-name="ce5" office:value-type="float" office:value="1112" calcext:value-type="float">
            <text:p>1112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охлаждения для авто</text:p>
          </table:table-cell>
          <table:table-cell table:style-name="ce10" office:value-type="float" office:value="39655599" calcext:value-type="float">
            <text:p>396555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Охлаждение/Радиатор Помпа Расширитель</text:p>
          </table:table-cell>
          <table:table-cell table:style-name="ce5" office:value-type="float" office:value="1060" calcext:value-type="float">
            <text:p>1060</text:p>
          </table:table-cell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style-name="ce7" office:value-type="string" calcext:value-type="string">
            <text:p>Радиатор охлаждения для авто</text:p>
          </table:table-cell>
          <table:table-cell table:style-name="ce10" office:value-type="float" office:value="39655599" calcext:value-type="float">
            <text:p>396555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</text:p>
          </table:table-cell>
          <table:table-cell table:style-name="ce5" office:value-type="float" office:value="25" calcext:value-type="float">
            <text:p>25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Стабилизатор подвески</text:p>
          </table:table-cell>
          <table:table-cell table:style-name="ce10" office:value-type="float" office:value="85825489" calcext:value-type="float">
            <text:p>858254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Амортизатор Подвески</text:p>
          </table:table-cell>
          <table:table-cell table:style-name="ce5" office:value-type="float" office:value="1003" calcext:value-type="float">
            <text:p>1003</text:p>
          </table:table-cell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style-name="ce7" office:value-type="string" calcext:value-type="string">
            <text:p>Амортизатор подвески</text:p>
          </table:table-cell>
          <table:table-cell table:style-name="ce10" office:value-type="float" office:value="36201235" calcext:value-type="float">
            <text:p>3620123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Балансиры Подвески</text:p>
          </table:table-cell>
          <table:table-cell table:style-name="ce5" office:value-type="float" office:value="1111" calcext:value-type="float">
            <text:p>1111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10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Балка Подвески</text:p>
          </table:table-cell>
          <table:table-cell table:style-name="ce5" office:value-type="float" office:value="1101" calcext:value-type="float">
            <text:p>1101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10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Втулки Разные</text:p>
          </table:table-cell>
          <table:table-cell table:style-name="ce5" office:value-type="float" office:value="1113" calcext:value-type="float">
            <text:p>1113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Сайлентблок, втулка подвески</text:p>
          </table:table-cell>
          <table:table-cell table:style-name="ce10" office:value-type="float" office:value="85824274" calcext:value-type="float">
            <text:p>8582427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Детали Подвески Разные</text:p>
          </table:table-cell>
          <table:table-cell table:style-name="ce5" office:value-type="float" office:value="1127" calcext:value-type="float">
            <text:p>1127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10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Подшипники Разные</text:p>
          </table:table-cell>
          <table:table-cell table:style-name="ce5" office:value-type="float" office:value="1128" calcext:value-type="float">
            <text:p>1128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Опора, подшипник амортизатора</text:p>
          </table:table-cell>
          <table:table-cell table:style-name="ce10" office:value-type="float" office:value="36201237" calcext:value-type="float">
            <text:p>362012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Рычаги Подвески</text:p>
          </table:table-cell>
          <table:table-cell table:style-name="ce5" office:value-type="float" office:value="1070" calcext:value-type="float">
            <text:p>1070</text:p>
          </table:table-cell>
          <table:table-cell table:style-name="ce1" office:value-type="string" calcext:value-type="string">
            <text:p>Все товары/Авто/Запчасти/Подвеска/Рычаги</text:p>
          </table:table-cell>
          <table:table-cell table:style-name="ce7" office:value-type="string" calcext:value-type="string">
            <text:p>Рычаг, тяга подвески</text:p>
          </table:table-cell>
          <table:table-cell table:style-name="ce10" office:value-type="float" office:value="85828600" calcext:value-type="float">
            <text:p>858286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Сайлентблоки Подвески</text:p>
          </table:table-cell>
          <table:table-cell table:style-name="ce5" office:value-type="float" office:value="1071" calcext:value-type="float">
            <text:p>1071</text:p>
          </table:table-cell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style-name="ce7" office:value-type="string" calcext:value-type="string">
            <text:p>Сайлентблок, втулка подвески</text:p>
          </table:table-cell>
          <table:table-cell table:style-name="ce10" office:value-type="float" office:value="85824274" calcext:value-type="float">
            <text:p>8582427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Стабилизатор Подвески</text:p>
          </table:table-cell>
          <table:table-cell table:style-name="ce5" office:value-type="float" office:value="1079" calcext:value-type="float">
            <text:p>1079</text:p>
          </table:table-cell>
          <table:table-cell table:style-name="ce1" office:value-type="string" calcext:value-type="string">
            <text:p>Все товары/Авто/Запчасти/Подвеска</text:p>
          </table:table-cell>
          <table:table-cell table:style-name="ce7" office:value-type="string" calcext:value-type="string">
            <text:p>Стабилизатор подвески</text:p>
          </table:table-cell>
          <table:table-cell table:style-name="ce10" office:value-type="float" office:value="85825489" calcext:value-type="float">
            <text:p>8582548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Подвеска/Шаровые Опоры</text:p>
          </table:table-cell>
          <table:table-cell table:style-name="ce5" office:value-type="float" office:value="1094" calcext:value-type="float">
            <text:p>1094</text:p>
          </table:table-cell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style-name="ce7" office:value-type="string" calcext:value-type="string">
            <text:p>Опора шаровая</text:p>
          </table:table-cell>
          <table:table-cell table:style-name="ce10" office:value-type="float" office:value="85830705" calcext:value-type="float">
            <text:p>858307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Рулевое Управление</text:p>
          </table:table-cell>
          <table:table-cell table:style-name="ce5" office:value-type="float" office:value="27" calcext:value-type="float">
            <text:p>27</text:p>
          </table:table-cell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style-name="ce7" office:value-type="string" calcext:value-type="string">
            <text:p>Рулевое колесо</text:p>
          </table:table-cell>
          <table:table-cell table:style-name="ce10" office:value-type="float" office:value="86469808" calcext:value-type="float">
            <text:p>864698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Рулевое Управление/Детали Гидроусилителя</text:p>
          </table:table-cell>
          <table:table-cell table:style-name="ce5" office:value-type="float" office:value="1012" calcext:value-type="float">
            <text:p>1012</text:p>
          </table:table-cell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style-name="ce7" office:value-type="string" calcext:value-type="string">
            <text:p>Рулевое колесо</text:p>
          </table:table-cell>
          <table:table-cell table:style-name="ce10" office:value-type="float" office:value="86469808" calcext:value-type="float">
            <text:p>864698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Рулевое Управление/Детали Рулевого Управления</text:p>
          </table:table-cell>
          <table:table-cell table:style-name="ce5" office:value-type="float" office:value="1066" calcext:value-type="float">
            <text:p>1066</text:p>
          </table:table-cell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style-name="ce7" office:value-type="string" calcext:value-type="string">
            <text:p>Рулевое колесо</text:p>
          </table:table-cell>
          <table:table-cell table:style-name="ce10" office:value-type="float" office:value="86469808" calcext:value-type="float">
            <text:p>8646980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</text:p>
          </table:table-cell>
          <table:table-cell table:style-name="ce5" office:value-type="float" office:value="31" calcext:value-type="float">
            <text:p>31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Переключатель салона авто</text:p>
          </table:table-cell>
          <table:table-cell table:style-name="ce10" office:value-type="float" office:value="92145050" calcext:value-type="float">
            <text:p>9214505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Двери и Детали Дверей</text:p>
          </table:table-cell>
          <table:table-cell table:style-name="ce5" office:value-type="float" office:value="1016" calcext:value-type="float">
            <text:p>1016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Дверь автомобильная</text:p>
          </table:table-cell>
          <table:table-cell table:style-name="ce10" office:value-type="float" office:value="93446801" calcext:value-type="float">
            <text:p>934468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Детали Салона Разные</text:p>
          </table:table-cell>
          <table:table-cell table:style-name="ce5" office:value-type="float" office:value="1121" calcext:value-type="float">
            <text:p>1121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Коврик для салона авто</text:p>
          </table:table-cell>
          <table:table-cell table:style-name="ce10" office:value-type="float" office:value="27332751" calcext:value-type="float">
            <text:p>273327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Коврики Салона</text:p>
          </table:table-cell>
          <table:table-cell table:style-name="ce5" office:value-type="float" office:value="1031" calcext:value-type="float">
            <text:p>1031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Коврик для салона авто</text:p>
          </table:table-cell>
          <table:table-cell table:style-name="ce10" office:value-type="float" office:value="27332751" calcext:value-type="float">
            <text:p>2733275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Педали и Узлы</text:p>
          </table:table-cell>
          <table:table-cell table:style-name="ce5" office:value-type="float" office:value="1050" calcext:value-type="float">
            <text:p>1050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Блок педали, составляющие для авто</text:p>
          </table:table-cell>
          <table:table-cell table:style-name="ce10" office:value-type="float" office:value="86292728" calcext:value-type="float">
            <text:p>862927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Подлокотники Подставки</text:p>
          </table:table-cell>
          <table:table-cell table:style-name="ce5" office:value-type="float" office:value="1052" calcext:value-type="float">
            <text:p>1052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Подлокотник автомобильный</text:p>
          </table:table-cell>
          <table:table-cell table:style-name="ce10" office:value-type="float" office:value="70945311" calcext:value-type="float">
            <text:p>709453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Сиденья и Детали</text:p>
          </table:table-cell>
          <table:table-cell table:style-name="ce5" office:value-type="float" office:value="1076" calcext:value-type="float">
            <text:p>1076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Автомобильное сиденье</text:p>
          </table:table-cell>
          <table:table-cell table:style-name="ce10" office:value-type="float" office:value="90008317" calcext:value-type="float">
            <text:p>9000831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Система Мультимедиа</text:p>
          </table:table-cell>
          <table:table-cell table:style-name="ce5" office:value-type="float" office:value="1098" calcext:value-type="float">
            <text:p>1098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Автомобильный монитор</text:p>
          </table:table-cell>
          <table:table-cell table:style-name="ce10" office:value-type="float" office:value="81051414" calcext:value-type="float">
            <text:p>810514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Чехлы на Сиденья</text:p>
          </table:table-cell>
          <table:table-cell table:style-name="ce5" office:value-type="float" office:value="1004" calcext:value-type="float">
            <text:p>1004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Комплект чехлов на сиденья авто</text:p>
          </table:table-cell>
          <table:table-cell table:style-name="ce10" office:value-type="float" office:value="74170295" calcext:value-type="float">
            <text:p>741702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бардачок</text:p>
          </table:table-cell>
          <table:table-cell table:style-name="ce5" office:value-type="float" office:value="3452" calcext:value-type="float">
            <text:p>3452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Приборная панель для авто</text:p>
          </table:table-cell>
          <table:table-cell table:style-name="ce10" office:value-type="float" office:value="99615332" calcext:value-type="float">
            <text:p>996153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воздухозаборник</text:p>
          </table:table-cell>
          <table:table-cell table:style-name="ce5" office:value-type="float" office:value="3444" calcext:value-type="float">
            <text:p>3444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Патрубок воздушный</text:p>
          </table:table-cell>
          <table:table-cell table:style-name="ce9" office:value-type="float" office:value="85842811" calcext:value-type="float">
            <text:p>8584281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ручка салона</text:p>
          </table:table-cell>
          <table:table-cell table:style-name="ce5" office:value-type="float" office:value="3449" calcext:value-type="float">
            <text:p>3449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Ручка двери автомобильная</text:p>
          </table:table-cell>
          <table:table-cell table:style-name="ce10" office:value-type="float" office:value="99606705" calcext:value-type="float">
            <text:p>996067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алон Интерьер/педали</text:p>
          </table:table-cell>
          <table:table-cell table:style-name="ce5" office:value-type="float" office:value="3453" calcext:value-type="float">
            <text:p>3453</text:p>
          </table:table-cell>
          <table:table-cell table:style-name="ce1" office:value-type="string" calcext:value-type="string">
            <text:p>Все товары/Авто/Запчасти/Салон</text:p>
          </table:table-cell>
          <table:table-cell table:style-name="ce7" office:value-type="string" calcext:value-type="string">
            <text:p>Блок педали, составляющие для авто</text:p>
          </table:table-cell>
          <table:table-cell table:style-name="ce10" office:value-type="float" office:value="86292728" calcext:value-type="float">
            <text:p>8629272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текла, омыватели, стеклоподъемники</text:p>
          </table:table-cell>
          <table:table-cell table:style-name="ce5" office:value-type="float" office:value="39" calcext:value-type="float">
            <text:p>39</text:p>
          </table:table-cell>
          <table:table-cell table:style-name="ce1" office:value-type="string" calcext:value-type="string">
            <text:p>Все товары/Авто/Запчасти/Стекла</text:p>
          </table:table-cell>
          <table:table-cell table:style-name="ce7" office:value-type="string" calcext:value-type="string">
            <text:p>Трапеция стеклоподъемника</text:p>
          </table:table-cell>
          <table:table-cell table:style-name="ce10" office:value-type="float" office:value="87891853" calcext:value-type="float">
            <text:p>878918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текла, омыватели, стеклоподъемники/Стеклоочиститель и Детали</text:p>
          </table:table-cell>
          <table:table-cell table:style-name="ce5" office:value-type="float" office:value="1081" calcext:value-type="float">
            <text:p>1081</text:p>
          </table:table-cell>
          <table:table-cell table:style-name="ce1" office:value-type="string" calcext:value-type="string">
            <text:p>Все товары/Авто/Запчасти/Стекла</text:p>
          </table:table-cell>
          <table:table-cell table:style-name="ce7" office:value-type="string" calcext:value-type="string">
            <text:p>Трапеция стеклоподъемника</text:p>
          </table:table-cell>
          <table:table-cell table:style-name="ce10" office:value-type="float" office:value="87891853" calcext:value-type="float">
            <text:p>878918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Стекла, омыватели, стеклоподъемники/Стеклоподъемник и Детали</text:p>
          </table:table-cell>
          <table:table-cell table:style-name="ce5" office:value-type="float" office:value="1082" calcext:value-type="float">
            <text:p>1082</text:p>
          </table:table-cell>
          <table:table-cell table:style-name="ce1" office:value-type="string" calcext:value-type="string">
            <text:p>Все товары/Авто/Запчасти/Стекла</text:p>
          </table:table-cell>
          <table:table-cell table:style-name="ce7" office:value-type="string" calcext:value-type="string">
            <text:p>Трапеция стеклоподъемника</text:p>
          </table:table-cell>
          <table:table-cell table:style-name="ce10" office:value-type="float" office:value="87891853" calcext:value-type="float">
            <text:p>878918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</text:p>
          </table:table-cell>
          <table:table-cell table:style-name="ce5" office:value-type="float" office:value="29" calcext:value-type="float">
            <text:p>29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10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Форсунки Топливные</text:p>
          </table:table-cell>
          <table:table-cell table:style-name="ce5" office:value-type="float" office:value="1110" calcext:value-type="float">
            <text:p>1110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10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Бак Топливный и Детали</text:p>
          </table:table-cell>
          <table:table-cell table:style-name="ce5" office:value-type="float" office:value="1118" calcext:value-type="float">
            <text:p>1118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10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Дроссель, Газ</text:p>
          </table:table-cell>
          <table:table-cell table:style-name="ce5" office:value-type="float" office:value="1020" calcext:value-type="float">
            <text:p>1020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10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пливная Система/Топливный Насос</text:p>
          </table:table-cell>
          <table:table-cell table:style-name="ce5" office:value-type="float" office:value="1090" calcext:value-type="float">
            <text:p>1090</text:p>
          </table:table-cell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style-name="ce7" office:value-type="string" calcext:value-type="string">
            <text:p>Топливная система</text:p>
          </table:table-cell>
          <table:table-cell table:style-name="ce10" office:value-type="float" office:value="33698197" calcext:value-type="float">
            <text:p>3369819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</text:p>
          </table:table-cell>
          <table:table-cell table:style-name="ce5" office:value-type="float" office:value="23" calcext:value-type="float">
            <text:p>23</text:p>
          </table:table-cell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style-name="ce7" office:value-type="string" calcext:value-type="string">
            <text:p>Тормозные барабаны</text:p>
          </table:table-cell>
          <table:table-cell table:style-name="ce10" office:value-type="float" office:value="33698167" calcext:value-type="float">
            <text:p>336981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ручник</text:p>
          </table:table-cell>
          <table:table-cell table:style-name="ce5" office:value-type="float" office:value="3455" calcext:value-type="float">
            <text:p>3455</text:p>
          </table:table-cell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style-name="ce7" office:value-type="string" calcext:value-type="string">
            <text:p>Оборудование для диагностики и ремонта тормозной системы</text:p>
          </table:table-cell>
          <table:table-cell table:style-name="ce10" office:value-type="float" office:value="1000001871" calcext:value-type="float">
            <text:p>10000018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Диски Барабаны Тормозные</text:p>
          </table:table-cell>
          <table:table-cell table:style-name="ce5" office:value-type="float" office:value="1018" calcext:value-type="float">
            <text:p>1018</text:p>
          </table:table-cell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style-name="ce7" office:value-type="string" calcext:value-type="string">
            <text:p>Тормозные барабаны</text:p>
          </table:table-cell>
          <table:table-cell table:style-name="ce10" office:value-type="float" office:value="33698167" calcext:value-type="float">
            <text:p>336981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АБС Система Тормозов</text:p>
          </table:table-cell>
          <table:table-cell table:style-name="ce5" office:value-type="float" office:value="1097" calcext:value-type="float">
            <text:p>1097</text:p>
          </table:table-cell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style-name="ce7" office:value-type="string" calcext:value-type="string">
            <text:p>Оборудование для диагностики и ремонта тормозной системы</text:p>
          </table:table-cell>
          <table:table-cell table:style-name="ce10" office:value-type="float" office:value="1000001871" calcext:value-type="float">
            <text:p>100000187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Колодки Тормозные Накладки</text:p>
          </table:table-cell>
          <table:table-cell table:style-name="ce5" office:value-type="float" office:value="1036" calcext:value-type="float">
            <text:p>1036</text:p>
          </table:table-cell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10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Ручник Тормоз Стояночный</text:p>
          </table:table-cell>
          <table:table-cell table:style-name="ce5" office:value-type="float" office:value="1123" calcext:value-type="float">
            <text:p>1123</text:p>
          </table:table-cell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10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Суппорт Тормозной</text:p>
          </table:table-cell>
          <table:table-cell table:style-name="ce5" office:value-type="float" office:value="1086" calcext:value-type="float">
            <text:p>1086</text:p>
          </table:table-cell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10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ормозная Система/Тормозные Запчасти Разные</text:p>
          </table:table-cell>
          <table:table-cell table:style-name="ce5" office:value-type="float" office:value="1124" calcext:value-type="float">
            <text:p>1124</text:p>
          </table:table-cell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style-name="ce7" office:value-type="string" calcext:value-type="string">
            <text:p>Колодки тормозные</text:p>
          </table:table-cell>
          <table:table-cell table:style-name="ce10" office:value-type="float" office:value="33698187" calcext:value-type="float">
            <text:p>3369818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</text:p>
          </table:table-cell>
          <table:table-cell table:style-name="ce5" office:value-type="float" office:value="26" calcext:value-type="float">
            <text:p>26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10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Дифференциал и Запчасти</text:p>
          </table:table-cell>
          <table:table-cell table:style-name="ce5" office:value-type="float" office:value="1021" calcext:value-type="float">
            <text:p>1021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10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Кардан Крестовины</text:p>
          </table:table-cell>
          <table:table-cell table:style-name="ce5" office:value-type="float" office:value="1025" calcext:value-type="float">
            <text:p>1025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Крестовина карданного вала</text:p>
          </table:table-cell>
          <table:table-cell table:style-name="ce10" office:value-type="float" office:value="85817252" calcext:value-type="float">
            <text:p>8581725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Коробка Передач и Запчасти</text:p>
          </table:table-cell>
          <table:table-cell table:style-name="ce5" office:value-type="float" office:value="1002" calcext:value-type="float">
            <text:p>1002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10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Мост и Редукторы</text:p>
          </table:table-cell>
          <table:table-cell table:style-name="ce5" office:value-type="float" office:value="1044" calcext:value-type="float">
            <text:p>1044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Дифференциал заднего моста для авто</text:p>
          </table:table-cell>
          <table:table-cell table:style-name="ce10" office:value-type="float" office:value="86332057" calcext:value-type="float">
            <text:p>8633205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Приводы Полуоси ШРУСы</text:p>
          </table:table-cell>
          <table:table-cell table:style-name="ce5" office:value-type="float" office:value="1095" calcext:value-type="float">
            <text:p>1095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ШРУС привода</text:p>
          </table:table-cell>
          <table:table-cell table:style-name="ce10" office:value-type="float" office:value="36201240" calcext:value-type="float">
            <text:p>3620124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Раздатка и Запчасти</text:p>
          </table:table-cell>
          <table:table-cell table:style-name="ce5" office:value-type="float" office:value="1061" calcext:value-type="float">
            <text:p>1061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електор КПП в сборе</text:p>
          </table:table-cell>
          <table:table-cell table:style-name="ce10" office:value-type="float" office:value="85817292" calcext:value-type="float">
            <text:p>8581729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Редуктор Моста</text:p>
          </table:table-cell>
          <table:table-cell table:style-name="ce5" office:value-type="float" office:value="1064" calcext:value-type="float">
            <text:p>1064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Редуктор заднего моста для авто</text:p>
          </table:table-cell>
          <table:table-cell table:style-name="ce10" office:value-type="float" office:value="86332233" calcext:value-type="float">
            <text:p>8633223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Рессоры Пуружины Торсионы</text:p>
          </table:table-cell>
          <table:table-cell table:style-name="ce5" office:value-type="float" office:value="1068" calcext:value-type="float">
            <text:p>1068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Рессора подвески для авто</text:p>
          </table:table-cell>
          <table:table-cell table:style-name="ce10" office:value-type="float" office:value="86295848" calcext:value-type="float">
            <text:p>8629584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Ступицы и Запчасти</text:p>
          </table:table-cell>
          <table:table-cell table:style-name="ce5" office:value-type="float" office:value="1085" calcext:value-type="float">
            <text:p>1085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Ступица, подшипник колеса</text:p>
          </table:table-cell>
          <table:table-cell table:style-name="ce10" office:value-type="float" office:value="36201238" calcext:value-type="float">
            <text:p>362012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Трансмиссия/Сцепление и Запчасти</text:p>
          </table:table-cell>
          <table:table-cell table:style-name="ce5" office:value-type="float" office:value="1087" calcext:value-type="float">
            <text:p>1087</text:p>
          </table:table-cell>
          <table:table-cell table:style-name="ce1" office:value-type="string" calcext:value-type="string">
            <text:p>Все товары/Авто/Запчасти/Трансмиссия</text:p>
          </table:table-cell>
          <table:table-cell table:style-name="ce7" office:value-type="string" calcext:value-type="string">
            <text:p>Корзина сцепления</text:p>
          </table:table-cell>
          <table:table-cell table:style-name="ce10" office:value-type="float" office:value="36210095" calcext:value-type="float">
            <text:p>362100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</text:p>
          </table:table-cell>
          <table:table-cell table:style-name="ce5" office:value-type="float" office:value="30" calcext:value-type="float">
            <text:p>30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10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Лампы Фар и Подсветки</text:p>
          </table:table-cell>
          <table:table-cell table:style-name="ce5" office:value-type="float" office:value="1041" calcext:value-type="float">
            <text:p>1041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10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Поворотники Повторители</text:p>
          </table:table-cell>
          <table:table-cell table:style-name="ce5" office:value-type="float" office:value="1051" calcext:value-type="float">
            <text:p>1051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10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Фары Разные</text:p>
          </table:table-cell>
          <table:table-cell table:style-name="ce5" office:value-type="float" office:value="1107" calcext:value-type="float">
            <text:p>1107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10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ары, Освещение, Сигнализация/Фонари и Сигнализация</text:p>
          </table:table-cell>
          <table:table-cell table:style-name="ce5" office:value-type="float" office:value="1093" calcext:value-type="float">
            <text:p>1093</text:p>
          </table:table-cell>
          <table:table-cell table:style-name="ce1" office:value-type="string" calcext:value-type="string">
            <text:p>Все товары/Авто/Запчасти/Автосвет/Фары</text:p>
          </table:table-cell>
          <table:table-cell table:style-name="ce7" office:value-type="string" calcext:value-type="string">
            <text:p>Фара автомобильная</text:p>
          </table:table-cell>
          <table:table-cell table:style-name="ce10" office:value-type="float" office:value="33697184" calcext:value-type="float">
            <text:p>3369718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ильтры и Ремни</text:p>
          </table:table-cell>
          <table:table-cell table:style-name="ce5" office:value-type="float" office:value="35" calcext:value-type="float">
            <text:p>35</text:p>
          </table:table-cell>
          <table:table-cell table:style-name="ce1" office:value-type="string" calcext:value-type="string">
            <text:p>Все товары/Авто/Запчасти/Фильтры</text:p>
          </table:table-cell>
          <table:table-cell table:style-name="ce7" office:value-type="string" calcext:value-type="string">
            <text:p>Готовые наборы для ТО</text:p>
          </table:table-cell>
          <table:table-cell table:style-name="ce10" office:value-type="float" office:value="35849447" calcext:value-type="float">
            <text:p>358494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ильтры и Ремни/Ремни Приводные и ГРМ</text:p>
          </table:table-cell>
          <table:table-cell table:style-name="ce5" office:value-type="float" office:value="1067" calcext:value-type="float">
            <text:p>1067</text:p>
          </table:table-cell>
          <table:table-cell table:style-name="ce1" office:value-type="string" calcext:value-type="string">
            <text:p>Все товары/Авто/Запчасти/Фильтры</text:p>
          </table:table-cell>
          <table:table-cell table:style-name="ce7" office:value-type="string" calcext:value-type="string">
            <text:p>Готовые наборы для ТО</text:p>
          </table:table-cell>
          <table:table-cell table:style-name="ce10" office:value-type="float" office:value="35849447" calcext:value-type="float">
            <text:p>358494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Фильтры и Ремни/Фильтры и Корпусы Фильтров</text:p>
          </table:table-cell>
          <table:table-cell table:style-name="ce5" office:value-type="float" office:value="1092" calcext:value-type="float">
            <text:p>1092</text:p>
          </table:table-cell>
          <table:table-cell table:style-name="ce1" office:value-type="string" calcext:value-type="string">
            <text:p>Все товары/Авто/Запчасти/Фильтры</text:p>
          </table:table-cell>
          <table:table-cell table:style-name="ce7" office:value-type="string" calcext:value-type="string">
            <text:p>Готовые наборы для ТО</text:p>
          </table:table-cell>
          <table:table-cell table:style-name="ce10" office:value-type="float" office:value="35849447" calcext:value-type="float">
            <text:p>3584944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</text:p>
          </table:table-cell>
          <table:table-cell table:style-name="ce5" office:value-type="float" office:value="34" calcext:value-type="float">
            <text:p>34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Электрооборудование</text:p>
          </table:table-cell>
          <table:table-cell table:style-name="ce9" office:value-type="float" office:value="78731083" calcext:value-type="float">
            <text:p>7873108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Блоки Управления</text:p>
          </table:table-cell>
          <table:table-cell table:style-name="ce5" office:value-type="float" office:value="1105" calcext:value-type="float">
            <text:p>110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Блок управления для авто</text:p>
          </table:table-cell>
          <table:table-cell table:style-name="ce10" office:value-type="float" office:value="85843091" calcext:value-type="float">
            <text:p>8584309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Выключатели Кнопки Переключатели</text:p>
          </table:table-cell>
          <table:table-cell table:style-name="ce5" office:value-type="float" office:value="1009" calcext:value-type="float">
            <text:p>1009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ереключатель салона авто</text:p>
          </table:table-cell>
          <table:table-cell table:style-name="ce10" office:value-type="float" office:value="92145050" calcext:value-type="float">
            <text:p>9214505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Генераторы и Запчасти</text:p>
          </table:table-cell>
          <table:table-cell table:style-name="ce5" office:value-type="float" office:value="1011" calcext:value-type="float">
            <text:p>1011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Автомобильный генератор</text:p>
          </table:table-cell>
          <table:table-cell table:style-name="ce10" office:value-type="float" office:value="61852812" calcext:value-type="float">
            <text:p>6185281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Датчики Разные</text:p>
          </table:table-cell>
          <table:table-cell table:style-name="ce5" office:value-type="float" office:value="1015" calcext:value-type="float">
            <text:p>101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Датчик для авто</text:p>
          </table:table-cell>
          <table:table-cell table:style-name="ce10" office:value-type="float" office:value="85843109" calcext:value-type="float">
            <text:p>8584310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едохранители Разные</text:p>
          </table:table-cell>
          <table:table-cell table:style-name="ce5" office:value-type="float" office:value="1055" calcext:value-type="float">
            <text:p>105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редохранитель для авто</text:p>
          </table:table-cell>
          <table:table-cell table:style-name="ce10" office:value-type="float" office:value="85843120" calcext:value-type="float">
            <text:p>858431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иборы и Панель Приборов</text:p>
          </table:table-cell>
          <table:table-cell table:style-name="ce5" office:value-type="float" office:value="1056" calcext:value-type="float">
            <text:p>1056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риборная панель для авто</text:p>
          </table:table-cell>
          <table:table-cell table:style-name="ce10" office:value-type="float" office:value="99615332" calcext:value-type="float">
            <text:p>996153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икуриватель и Детали</text:p>
          </table:table-cell>
          <table:table-cell table:style-name="ce5" office:value-type="float" office:value="1057" calcext:value-type="float">
            <text:p>1057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Розетка 12v, прикуриватель, USB/AUX выход</text:p>
          </table:table-cell>
          <table:table-cell table:style-name="ce10" office:value-type="float" office:value="92496695" calcext:value-type="float">
            <text:p>9249669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Проводка и Провода</text:p>
          </table:table-cell>
          <table:table-cell table:style-name="ce5" office:value-type="float" office:value="1058" calcext:value-type="float">
            <text:p>1058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Проводка для авто</text:p>
          </table:table-cell>
          <table:table-cell table:style-name="ce10" office:value-type="float" office:value="85843110" calcext:value-type="float">
            <text:p>8584311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Реле Разные</text:p>
          </table:table-cell>
          <table:table-cell table:style-name="ce5" office:value-type="float" office:value="1125" calcext:value-type="float">
            <text:p>1125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Реле для авто</text:p>
          </table:table-cell>
          <table:table-cell table:style-name="ce10" office:value-type="float" office:value="85844627" calcext:value-type="float">
            <text:p>858446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Стартер Двигателя</text:p>
          </table:table-cell>
          <table:table-cell table:style-name="ce5" office:value-type="float" office:value="1080" calcext:value-type="float">
            <text:p>1080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Комплектующие стартера для авто</text:p>
          </table:table-cell>
          <table:table-cell table:style-name="ce10" office:value-type="float" office:value="85844666" calcext:value-type="float">
            <text:p>8584466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Запчасти/Электрооборудование/Электрические Детали Разные</text:p>
          </table:table-cell>
          <table:table-cell table:style-name="ce5" office:value-type="float" office:value="1119" calcext:value-type="float">
            <text:p>1119</text:p>
          </table:table-cell>
          <table:table-cell table:style-name="ce1" office:value-type="string" calcext:value-type="string">
            <text:p>Все товары/Авто/Запчасти/Электрика</text:p>
          </table:table-cell>
          <table:table-cell table:style-name="ce7" office:value-type="string" calcext:value-type="string">
            <text:p>Электрооборудование</text:p>
          </table:table-cell>
          <table:table-cell table:style-name="ce9" office:value-type="float" office:value="78731083" calcext:value-type="float">
            <text:p>78731083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40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3">
          <table:table-cell table:style-name="ce3" table:number-columns-repeated="3"/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19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5">
          <table:table-cell table:style-name="ce3" table:number-columns-repeated="3"/>
          <table:table-cell table:style-name="ce5"/>
          <table:table-cell table:number-columns-repeated="1020"/>
        </table:table-row>
        <table:table-row table:style-name="ro1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1" table:number-rows-repeated="14">
          <table:table-cell table:style-name="ce3"/>
          <table:table-cell table:style-name="ce5"/>
          <table:table-cell table:style-name="ce3" table:number-columns-repeated="2"/>
          <table:table-cell table:number-columns-repeated="1020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зон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тяжное устройство цепи, ремня ДВС</text:p>
          </table:table-cell>
          <table:table-cell table:style-name="ce10" office:value-type="float" office:value="85814330" calcext:value-type="float">
            <text:p>8581433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ширительный бачок для авто</text:p>
          </table:table-cell>
          <table:table-cell table:style-name="ce10" office:value-type="float" office:value="87892132" calcext:value-type="float">
            <text:p>8789213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для ксеноновых фар</text:p>
          </table:table-cell>
          <table:table-cell table:style-name="ce10" office:value-type="float" office:value="85797382" calcext:value-type="float">
            <text:p>8579738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 высоковольтный</text:p>
          </table:table-cell>
          <table:table-cell table:style-name="ce10" office:value-type="float" office:value="85835735" calcext:value-type="float">
            <text:p>8583573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ачок для спецтехники</text:p>
          </table:table-cell>
          <table:table-cell table:style-name="ce10" office:value-type="float" office:value="101636801" calcext:value-type="float">
            <text:p>10163680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емма аккумуляторная</text:p>
          </table:table-cell>
          <table:table-cell table:style-name="ce10" office:value-type="float" office:value="95313188" calcext:value-type="float">
            <text:p>9531318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блок, гидрозамок, гидроцилиндр для спецтехники</text:p>
          </table:table-cell>
          <table:table-cell table:style-name="ce10" office:value-type="float" office:value="101636777" calcext:value-type="float">
            <text:p>10163677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равка для спецтехники</text:p>
          </table:table-cell>
          <table:table-cell table:style-name="ce10" office:value-type="float" office:value="101636824" calcext:value-type="float">
            <text:p>10163682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упица, подшипник колеса</text:p>
          </table:table-cell>
          <table:table-cell table:style-name="ce10" office:value-type="float" office:value="36201238" calcext:value-type="float">
            <text:p>3620123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ДВС</text:p>
          </table:table-cell>
          <table:table-cell table:style-name="ce10" office:value-type="float" office:value="85814340" calcext:value-type="float">
            <text:p>8581434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ная крышка</text:p>
          </table:table-cell>
          <table:table-cell table:style-name="ce10" office:value-type="float" office:value="85807222" calcext:value-type="float">
            <text:p>8580722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рог автомобильный</text:p>
          </table:table-cell>
          <table:table-cell table:style-name="ce10" office:value-type="float" office:value="93446795" calcext:value-type="float">
            <text:p>9344679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для спецтехники</text:p>
          </table:table-cell>
          <table:table-cell table:style-name="ce10" office:value-type="float" office:value="101636826" calcext:value-type="float">
            <text:p>10163682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иборная панель для авто</text:p>
          </table:table-cell>
          <table:table-cell table:style-name="ce10" office:value-type="float" office:value="99615332" calcext:value-type="float">
            <text:p>9961533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порное кольцо глушителя</text:p>
          </table:table-cell>
          <table:table-cell table:style-name="ce10" office:value-type="float" office:value="33698295" calcext:value-type="float">
            <text:p>3369829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лик приводной и ГРМ</text:p>
          </table:table-cell>
          <table:table-cell table:style-name="ce10" office:value-type="float" office:value="39003826" calcext:value-type="float">
            <text:p>3900382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тбойник багажника, двери, капота</text:p>
          </table:table-cell>
          <table:table-cell table:style-name="ce10" office:value-type="float" office:value="101292960" calcext:value-type="float">
            <text:p>10129296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убья для спецтехники</text:p>
          </table:table-cell>
          <table:table-cell table:style-name="ce10" office:value-type="float" office:value="101636795" calcext:value-type="float">
            <text:p>10163679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для ручного тормоза</text:p>
          </table:table-cell>
          <table:table-cell table:style-name="ce10" office:value-type="float" office:value="85842990" calcext:value-type="float">
            <text:p>8584299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цилиндров</text:p>
          </table:table-cell>
          <table:table-cell table:style-name="ce10" office:value-type="float" office:value="85806235" calcext:value-type="float">
            <text:p>8580623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тормозной</text:p>
          </table:table-cell>
          <table:table-cell table:style-name="ce10" office:value-type="float" office:value="101200357" calcext:value-type="float">
            <text:p>10120035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быстросъемная предохранительная для спецтехники</text:p>
          </table:table-cell>
          <table:table-cell table:style-name="ce10" office:value-type="float" office:value="101636813" calcext:value-type="float">
            <text:p>10163681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радиатора авто</text:p>
          </table:table-cell>
          <table:table-cell table:style-name="ce10" office:value-type="float" office:value="86296574" calcext:value-type="float">
            <text:p>8629657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льтипликатор для спецтехники</text:p>
          </table:table-cell>
          <table:table-cell table:style-name="ce10" office:value-type="float" office:value="101636812" calcext:value-type="float">
            <text:p>10163681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бка и прокладка под слив масла</text:p>
          </table:table-cell>
          <table:table-cell table:style-name="ce10" office:value-type="float" office:value="33697151" calcext:value-type="float">
            <text:p>3369715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чок стеклоомывателя</text:p>
          </table:table-cell>
          <table:table-cell table:style-name="ce10" office:value-type="float" office:value="85817600" calcext:value-type="float">
            <text:p>8581760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нижней части автомобиля</text:p>
          </table:table-cell>
          <table:table-cell table:style-name="ce10" office:value-type="float" office:value="33304846" calcext:value-type="float">
            <text:p>3330484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аккумулятор тормозной системы</text:p>
          </table:table-cell>
          <table:table-cell table:style-name="ce10" office:value-type="float" office:value="95311801" calcext:value-type="float">
            <text:p>9531180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тифт, палец, пластина для спецтехники</text:p>
          </table:table-cell>
          <table:table-cell table:style-name="ce10" office:value-type="float" office:value="101636825" calcext:value-type="float">
            <text:p>10163682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масляного насоса для авто</text:p>
          </table:table-cell>
          <table:table-cell table:style-name="ce10" office:value-type="float" office:value="86292221" calcext:value-type="float">
            <text:p>8629222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втомобильный генератор</text:p>
          </table:table-cell>
          <table:table-cell table:style-name="ce10" office:value-type="float" office:value="61852812" calcext:value-type="float">
            <text:p>6185281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ланг, трубка ГУР</text:p>
          </table:table-cell>
          <table:table-cell table:style-name="ce10" office:value-type="float" office:value="86469817" calcext:value-type="float">
            <text:p>8646981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улевое колесо</text:p>
          </table:table-cell>
          <table:table-cell table:style-name="ce10" office:value-type="float" office:value="86469808" calcext:value-type="float">
            <text:p>8646980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двигателя</text:p>
          </table:table-cell>
          <table:table-cell table:style-name="ce10" office:value-type="float" office:value="85810218" calcext:value-type="float">
            <text:p>8581021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акселератора для авто</text:p>
          </table:table-cell>
          <table:table-cell table:style-name="ce10" office:value-type="float" office:value="95312219" calcext:value-type="float">
            <text:p>9531221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пор, амортизатор</text:p>
          </table:table-cell>
          <table:table-cell table:style-name="ce10" office:value-type="float" office:value="33304844" calcext:value-type="float">
            <text:p>3330484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льник двигателя</text:p>
          </table:table-cell>
          <table:table-cell table:style-name="ce10" office:value-type="float" office:value="85811832" calcext:value-type="float">
            <text:p>8581183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рулевого управления</text:p>
          </table:table-cell>
          <table:table-cell table:style-name="ce10" office:value-type="float" office:value="85833162" calcext:value-type="float">
            <text:p>8583316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ISO-коннекторы</text:p>
          </table:table-cell>
          <table:table-cell table:style-name="ce10" office:value-type="float" office:value="81035305" calcext:value-type="float">
            <text:p>8103530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коробки передач для авто</text:p>
          </table:table-cell>
          <table:table-cell table:style-name="ce10" office:value-type="float" office:value="86332035" calcext:value-type="float">
            <text:p>8633203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конечник рулевой</text:p>
          </table:table-cell>
          <table:table-cell table:style-name="ce10" office:value-type="float" office:value="36121483" calcext:value-type="float">
            <text:p>3612148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оотделитель для авто</text:p>
          </table:table-cell>
          <table:table-cell table:style-name="ce10" office:value-type="float" office:value="101293540" calcext:value-type="float">
            <text:p>10129354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ыпускной коллектор</text:p>
          </table:table-cell>
          <table:table-cell table:style-name="ce10" office:value-type="float" office:value="33698289" calcext:value-type="float">
            <text:p>3369828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итер, блок, биус, боковина для спецтехники</text:p>
          </table:table-cell>
          <table:table-cell table:style-name="ce10" office:value-type="float" office:value="101636769" calcext:value-type="float">
            <text:p>10163676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зина сцепления</text:p>
          </table:table-cell>
          <table:table-cell table:style-name="ce10" office:value-type="float" office:value="36210095" calcext:value-type="float">
            <text:p>3621009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ланг, трубка КПП</text:p>
          </table:table-cell>
          <table:table-cell table:style-name="ce10" office:value-type="float" office:value="86332286" calcext:value-type="float">
            <text:p>8633228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кладыш, подшипник ДВС</text:p>
          </table:table-cell>
          <table:table-cell table:style-name="ce10" office:value-type="float" office:value="85812214" calcext:value-type="float">
            <text:p>8581221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пределительный вал</text:p>
          </table:table-cell>
          <table:table-cell table:style-name="ce10" office:value-type="float" office:value="85813116" calcext:value-type="float">
            <text:p>8581311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мортизатор подвески</text:p>
          </table:table-cell>
          <table:table-cell table:style-name="ce10" office:value-type="float" office:value="36201235" calcext:value-type="float">
            <text:p>3620123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силитель бампера</text:p>
          </table:table-cell>
          <table:table-cell table:style-name="ce10" office:value-type="float" office:value="101292868" calcext:value-type="float">
            <text:p>10129286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рсунка омывателя</text:p>
          </table:table-cell>
          <table:table-cell table:style-name="ce10" office:value-type="float" office:value="87892182" calcext:value-type="float">
            <text:p>8789218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ушка зажигания и составляющие</text:p>
          </table:table-cell>
          <table:table-cell table:style-name="ce10" office:value-type="float" office:value="85835327" calcext:value-type="float">
            <text:p>8583532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топливного бака</text:p>
          </table:table-cell>
          <table:table-cell table:style-name="ce10" office:value-type="float" office:value="33305389" calcext:value-type="float">
            <text:p>3330538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опровод для авто</text:p>
          </table:table-cell>
          <table:table-cell table:style-name="ce10" office:value-type="float" office:value="101200533" calcext:value-type="float">
            <text:p>10120053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оленоид КПП</text:p>
          </table:table-cell>
          <table:table-cell table:style-name="ce10" office:value-type="float" office:value="86332265" calcext:value-type="float">
            <text:p>8633226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выключения сцепления</text:p>
          </table:table-cell>
          <table:table-cell table:style-name="ce10" office:value-type="float" office:value="33698202" calcext:value-type="float">
            <text:p>3369820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нчатый вал</text:p>
          </table:table-cell>
          <table:table-cell table:style-name="ce10" office:value-type="float" office:value="85807223" calcext:value-type="float">
            <text:p>8580722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лагоотделитель тормозной системы</text:p>
          </table:table-cell>
          <table:table-cell table:style-name="ce10" office:value-type="float" office:value="92131745" calcext:value-type="float">
            <text:p>9213174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педали, составляющие для авто</text:p>
          </table:table-cell>
          <table:table-cell table:style-name="ce10" office:value-type="float" office:value="86292728" calcext:value-type="float">
            <text:p>8629272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двигателя и КПП</text:p>
          </table:table-cell>
          <table:table-cell table:style-name="ce10" office:value-type="float" office:value="33696914" calcext:value-type="float">
            <text:p>3369691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трансформатор</text:p>
          </table:table-cell>
          <table:table-cell table:style-name="ce10" office:value-type="float" office:value="85817253" calcext:value-type="float">
            <text:p>8581725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 маятниковый</text:p>
          </table:table-cell>
          <table:table-cell table:style-name="ce10" office:value-type="float" office:value="85833343" calcext:value-type="float">
            <text:p>8583334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эластичная карданного вала для авто</text:p>
          </table:table-cell>
          <table:table-cell table:style-name="ce10" office:value-type="float" office:value="86332188" calcext:value-type="float">
            <text:p>8633218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ка для авто</text:p>
          </table:table-cell>
          <table:table-cell table:style-name="ce10" office:value-type="float" office:value="85843110" calcext:value-type="float">
            <text:p>8584311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нель крепления радиатора для авто</text:p>
          </table:table-cell>
          <table:table-cell table:style-name="ce10" office:value-type="float" office:value="86292840" calcext:value-type="float">
            <text:p>8629284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ок опорный</text:p>
          </table:table-cell>
          <table:table-cell table:style-name="ce10" office:value-type="float" office:value="101491538" calcext:value-type="float">
            <text:p>10149153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естовина карданного вала</text:p>
          </table:table-cell>
          <table:table-cell table:style-name="ce10" office:value-type="float" office:value="85817252" calcext:value-type="float">
            <text:p>8581725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выхлопной системы</text:p>
          </table:table-cell>
          <table:table-cell table:style-name="ce10" office:value-type="float" office:value="33698294" calcext:value-type="float">
            <text:p>3369829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ABS (гидроагрегат)</text:p>
          </table:table-cell>
          <table:table-cell table:style-name="ce10" office:value-type="float" office:value="1000001988" calcext:value-type="float">
            <text:p>100000198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атун двигателя</text:p>
          </table:table-cell>
          <table:table-cell table:style-name="ce10" office:value-type="float" office:value="85811835" calcext:value-type="float">
            <text:p>8581183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електор КПП в сборе</text:p>
          </table:table-cell>
          <table:table-cell table:style-name="ce10" office:value-type="float" office:value="85817292" calcext:value-type="float">
            <text:p>8581729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нель крыши, пола для авто</text:p>
          </table:table-cell>
          <table:table-cell table:style-name="ce10" office:value-type="float" office:value="101407403" calcext:value-type="float">
            <text:p>10140740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регулировки фаз ГРМ</text:p>
          </table:table-cell>
          <table:table-cell table:style-name="ce10" office:value-type="float" office:value="100369083" calcext:value-type="float">
            <text:p>10036908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пус, крышка подшипника для спецтехники</text:p>
          </table:table-cell>
          <table:table-cell table:style-name="ce10" office:value-type="float" office:value="101636800" calcext:value-type="float">
            <text:p>10163680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износа тормозных колодок</text:p>
          </table:table-cell>
          <table:table-cell table:style-name="ce10" office:value-type="float" office:value="85843000" calcext:value-type="float">
            <text:p>8584300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йка кузова</text:p>
          </table:table-cell>
          <table:table-cell table:style-name="ce10" office:value-type="float" office:value="100186391" calcext:value-type="float">
            <text:p>10018639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ыхлопная труба</text:p>
          </table:table-cell>
          <table:table-cell table:style-name="ce10" office:value-type="float" office:value="33698293" calcext:value-type="float">
            <text:p>3369829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колеса авто</text:p>
          </table:table-cell>
          <table:table-cell table:style-name="ce10" office:value-type="float" office:value="101293048" calcext:value-type="float">
            <text:p>10129304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ГРМ</text:p>
          </table:table-cell>
          <table:table-cell table:style-name="ce10" office:value-type="float" office:value="85814516" calcext:value-type="float">
            <text:p>8581451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полнительные сигналы для авто</text:p>
          </table:table-cell>
          <table:table-cell table:style-name="ce10" office:value-type="float" office:value="85797439" calcext:value-type="float">
            <text:p>8579743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подрулевых переключателей</text:p>
          </table:table-cell>
          <table:table-cell table:style-name="ce10" office:value-type="float" office:value="86471710" calcext:value-type="float">
            <text:p>8647171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кладка фрикционная для спецтехники</text:p>
          </table:table-cell>
          <table:table-cell table:style-name="ce10" office:value-type="float" office:value="101636816" calcext:value-type="float">
            <text:p>10163681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естерня коробки передач для авто</text:p>
          </table:table-cell>
          <table:table-cell table:style-name="ce10" office:value-type="float" office:value="86332285" calcext:value-type="float">
            <text:p>8633228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интеркулера для авто</text:p>
          </table:table-cell>
          <table:table-cell table:style-name="ce10" office:value-type="float" office:value="86296651" calcext:value-type="float">
            <text:p>8629665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онжерон авто</text:p>
          </table:table-cell>
          <table:table-cell table:style-name="ce10" office:value-type="float" office:value="101558166" calcext:value-type="float">
            <text:p>10155816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теплитель двигателя</text:p>
          </table:table-cell>
          <table:table-cell table:style-name="ce10" office:value-type="float" office:value="33304848" calcext:value-type="float">
            <text:p>3330484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втомобильный баллон ГБО</text:p>
          </table:table-cell>
          <table:table-cell table:style-name="ce10" office:value-type="float" office:value="100549328" calcext:value-type="float">
            <text:p>10054932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рсунка топливная</text:p>
          </table:table-cell>
          <table:table-cell table:style-name="ce10" office:value-type="float" office:value="85842818" calcext:value-type="float">
            <text:p>8584281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оединительное и переходное звено к приводной цепи</text:p>
          </table:table-cell>
          <table:table-cell table:style-name="ce10" office:value-type="float" office:value="1000001820" calcext:value-type="float">
            <text:p>100000182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бампера для авто</text:p>
          </table:table-cell>
          <table:table-cell table:style-name="ce10" office:value-type="float" office:value="86292839" calcext:value-type="float">
            <text:p>8629283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ереключатель салона авто</text:p>
          </table:table-cell>
          <table:table-cell table:style-name="ce10" office:value-type="float" office:value="92145050" calcext:value-type="float">
            <text:p>9214505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масляный для авто</text:p>
          </table:table-cell>
          <table:table-cell table:style-name="ce10" office:value-type="float" office:value="85833557" calcext:value-type="float">
            <text:p>8583355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и КПП</text:p>
          </table:table-cell>
          <table:table-cell table:style-name="ce10" office:value-type="float" office:value="86332222" calcext:value-type="float">
            <text:p>8633222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мок автомобильный</text:p>
          </table:table-cell>
          <table:table-cell table:style-name="ce10" office:value-type="float" office:value="92145042" calcext:value-type="float">
            <text:p>9214504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легкового, грузового прицепа</text:p>
          </table:table-cell>
          <table:table-cell table:style-name="ce10" office:value-type="float" office:value="92496694" calcext:value-type="float">
            <text:p>9249669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сушитель кондиционера</text:p>
          </table:table-cell>
          <table:table-cell table:style-name="ce10" office:value-type="float" office:value="87777726" calcext:value-type="float">
            <text:p>8777772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ламегаситель</text:p>
          </table:table-cell>
          <table:table-cell table:style-name="ce10" office:value-type="float" office:value="85834488" calcext:value-type="float">
            <text:p>8583448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здочка для спецтехники</text:p>
          </table:table-cell>
          <table:table-cell table:style-name="ce10" office:value-type="float" office:value="101636783" calcext:value-type="float">
            <text:p>10163678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рессор климатической установки для авто</text:p>
          </table:table-cell>
          <table:table-cell table:style-name="ce10" office:value-type="float" office:value="85833494" calcext:value-type="float">
            <text:p>8583349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офра глушителя</text:p>
          </table:table-cell>
          <table:table-cell table:style-name="ce10" office:value-type="float" office:value="33698291" calcext:value-type="float">
            <text:p>3369829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щита радиатора</text:p>
          </table:table-cell>
          <table:table-cell table:style-name="ce10" office:value-type="float" office:value="27332786" calcext:value-type="float">
            <text:p>2733278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КПП и комплектующие</text:p>
          </table:table-cell>
          <table:table-cell table:style-name="ce10" office:value-type="float" office:value="86332282" calcext:value-type="float">
            <text:p>8633228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оздушный для авто</text:p>
          </table:table-cell>
          <table:table-cell table:style-name="ce10" office:value-type="float" office:value="87892086" calcext:value-type="float">
            <text:p>8789208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ортовой ЭБУ для спецтехники</text:p>
          </table:table-cell>
          <table:table-cell table:style-name="ce10" office:value-type="float" office:value="101636770" calcext:value-type="float">
            <text:p>10163677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Амортизатор, отбойник для спецтехники</text:p>
          </table:table-cell>
          <table:table-cell table:style-name="ce10" office:value-type="float" office:value="101636760" calcext:value-type="float">
            <text:p>10163676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картера ДВС</text:p>
          </table:table-cell>
          <table:table-cell table:style-name="ce10" office:value-type="float" office:value="86291829" calcext:value-type="float">
            <text:p>8629182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бина для трактора, спецтехники</text:p>
          </table:table-cell>
          <table:table-cell table:style-name="ce10" office:value-type="float" office:value="101022320" calcext:value-type="float">
            <text:p>10102232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россельная заслонка</text:p>
          </table:table-cell>
          <table:table-cell table:style-name="ce10" office:value-type="float" office:value="85842795" calcext:value-type="float">
            <text:p>8584279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охлаждения для авто</text:p>
          </table:table-cell>
          <table:table-cell table:style-name="ce10" office:value-type="float" office:value="39655599" calcext:value-type="float">
            <text:p>3965559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еркало боковое автомобильное</text:p>
          </table:table-cell>
          <table:table-cell table:style-name="ce10" office:value-type="float" office:value="99426212" calcext:value-type="float">
            <text:p>9942621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оловка блока цилиндров</text:p>
          </table:table-cell>
          <table:table-cell table:style-name="ce10" office:value-type="float" office:value="85806968" calcext:value-type="float">
            <text:p>8580696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рус для спецтехники</text:p>
          </table:table-cell>
          <table:table-cell table:style-name="ce10" office:value-type="float" office:value="101636773" calcext:value-type="float">
            <text:p>10163677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апеция, рычаг стеклоочистителя</text:p>
          </table:table-cell>
          <table:table-cell table:style-name="ce10" office:value-type="float" office:value="86470408" calcext:value-type="float">
            <text:p>8647040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кладка КПП</text:p>
          </table:table-cell>
          <table:table-cell table:style-name="ce10" office:value-type="float" office:value="86332223" calcext:value-type="float">
            <text:p>8633222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полнительный звуковой сигнал для авто</text:p>
          </table:table-cell>
          <table:table-cell table:style-name="ce10" office:value-type="float" office:value="74169633" calcext:value-type="float">
            <text:p>7416963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ифференциал заднего моста для авто</text:p>
          </table:table-cell>
          <table:table-cell table:style-name="ce10" office:value-type="float" office:value="86332057" calcext:value-type="float">
            <text:p>8633205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ПП в сборе</text:p>
          </table:table-cell>
          <table:table-cell table:style-name="ce10" office:value-type="float" office:value="85817294" calcext:value-type="float">
            <text:p>8581729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Успокоитель ремня, цепи ДВС</text:p>
          </table:table-cell>
          <table:table-cell table:style-name="ce10" office:value-type="float" office:value="87777757" calcext:value-type="float">
            <text:p>8777775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Элемент рулевой рейки и вала</text:p>
          </table:table-cell>
          <table:table-cell table:style-name="ce10" office:value-type="float" office:value="86470096" calcext:value-type="float">
            <text:p>8647009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домкратник</text:p>
          </table:table-cell>
          <table:table-cell table:style-name="ce10" office:value-type="float" office:value="101558229" calcext:value-type="float">
            <text:p>10155822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тализатор для авто</text:p>
          </table:table-cell>
          <table:table-cell table:style-name="ce10" office:value-type="float" office:value="33698290" calcext:value-type="float">
            <text:p>3369829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рамник для авто</text:p>
          </table:table-cell>
          <table:table-cell table:style-name="ce10" office:value-type="float" office:value="85828596" calcext:value-type="float">
            <text:p>8582859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отопителя для авто</text:p>
          </table:table-cell>
          <table:table-cell table:style-name="ce10" office:value-type="float" office:value="86296320" calcext:value-type="float">
            <text:p>8629632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вигатель автомобильный</text:p>
          </table:table-cell>
          <table:table-cell table:style-name="ce10" office:value-type="float" office:value="33696910" calcext:value-type="float">
            <text:p>3369691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квадроцикла</text:p>
          </table:table-cell>
          <table:table-cell table:style-name="ce10" office:value-type="float" office:value="90312043" calcext:value-type="float">
            <text:p>9031204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охлаждения для авто</text:p>
          </table:table-cell>
          <table:table-cell table:style-name="ce10" office:value-type="float" office:value="39655600" calcext:value-type="float">
            <text:p>3965560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льза блока цилиндров для авто</text:p>
          </table:table-cell>
          <table:table-cell table:style-name="ce10" office:value-type="float" office:value="86291822" calcext:value-type="float">
            <text:p>8629182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редуктора</text:p>
          </table:table-cell>
          <table:table-cell table:style-name="ce10" office:value-type="float" office:value="85817295" calcext:value-type="float">
            <text:p>8581729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шипник подвесной</text:p>
          </table:table-cell>
          <table:table-cell table:style-name="ce10" office:value-type="float" office:value="85817290" calcext:value-type="float">
            <text:p>8581729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салона авто</text:p>
          </table:table-cell>
          <table:table-cell table:style-name="ce10" office:value-type="float" office:value="90116269" calcext:value-type="float">
            <text:p>9011626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акуумный для авто</text:p>
          </table:table-cell>
          <table:table-cell table:style-name="ce10" office:value-type="float" office:value="86292272" calcext:value-type="float">
            <text:p>8629227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карданный</text:p>
          </table:table-cell>
          <table:table-cell table:style-name="ce10" office:value-type="float" office:value="85817251" calcext:value-type="float">
            <text:p>8581725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ртер моста</text:p>
          </table:table-cell>
          <table:table-cell table:style-name="ce10" office:value-type="float" office:value="1000002227" calcext:value-type="float">
            <text:p>100000222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подъема кабины авто</text:p>
          </table:table-cell>
          <table:table-cell table:style-name="ce10" office:value-type="float" office:value="101200232" calcext:value-type="float">
            <text:p>10120023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лушитель, резонатор</text:p>
          </table:table-cell>
          <table:table-cell table:style-name="ce10" office:value-type="float" office:value="33698292" calcext:value-type="float">
            <text:p>3369829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ка, шланг ДВС</text:p>
          </table:table-cell>
          <table:table-cell table:style-name="ce10" office:value-type="float" office:value="86292454" calcext:value-type="float">
            <text:p>8629245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пускной коллектор</text:p>
          </table:table-cell>
          <table:table-cell table:style-name="ce10" office:value-type="float" office:value="33698198" calcext:value-type="float">
            <text:p>3369819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ле для авто</text:p>
          </table:table-cell>
          <table:table-cell table:style-name="ce10" office:value-type="float" office:value="85844627" calcext:value-type="float">
            <text:p>8584462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ой суппорт</text:p>
          </table:table-cell>
          <table:table-cell table:style-name="ce10" office:value-type="float" office:value="85842995" calcext:value-type="float">
            <text:p>8584299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вариатора</text:p>
          </table:table-cell>
          <table:table-cell table:style-name="ce10" office:value-type="float" office:value="33697181" calcext:value-type="float">
            <text:p>3369718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ыльник ШРУС</text:p>
          </table:table-cell>
          <table:table-cell table:style-name="ce10" office:value-type="float" office:value="85817289" calcext:value-type="float">
            <text:p>8581728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емех, резина для отвала</text:p>
          </table:table-cell>
          <table:table-cell table:style-name="ce10" office:value-type="float" office:value="1000001801" calcext:value-type="float">
            <text:p>100000180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зетка 12v, прикуриватель, USB/AUX выход</text:p>
          </table:table-cell>
          <table:table-cell table:style-name="ce10" office:value-type="float" office:value="92496695" calcext:value-type="float">
            <text:p>9249669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жух рулевой колонки</text:p>
          </table:table-cell>
          <table:table-cell table:style-name="ce10" office:value-type="float" office:value="86469778" calcext:value-type="float">
            <text:p>8646977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пределитель зажигания и комплектующие для авто</text:p>
          </table:table-cell>
          <table:table-cell table:style-name="ce10" office:value-type="float" office:value="86332196" calcext:value-type="float">
            <text:p>8633219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топливный</text:p>
          </table:table-cell>
          <table:table-cell table:style-name="ce10" office:value-type="float" office:value="85843113" calcext:value-type="float">
            <text:p>8584311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рефрижератора для коммерческого транспорта</text:p>
          </table:table-cell>
          <table:table-cell table:style-name="ce10" office:value-type="float" office:value="1000001985" calcext:value-type="float">
            <text:p>100000198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омывателя стекол и фар</text:p>
          </table:table-cell>
          <table:table-cell table:style-name="ce10" office:value-type="float" office:value="85844674" calcext:value-type="float">
            <text:p>8584467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лансир для спецтехники</text:p>
          </table:table-cell>
          <table:table-cell table:style-name="ce10" office:value-type="float" office:value="101636761" calcext:value-type="float">
            <text:p>10163676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но соединительное для спецтехники</text:p>
          </table:table-cell>
          <table:table-cell table:style-name="ce10" office:value-type="float" office:value="101636784" calcext:value-type="float">
            <text:p>10163678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, подшипник амортизатора</text:p>
          </table:table-cell>
          <table:table-cell table:style-name="ce10" office:value-type="float" office:value="36201237" calcext:value-type="float">
            <text:p>3620123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ож для спецтехники</text:p>
          </table:table-cell>
          <table:table-cell table:style-name="ce10" office:value-type="float" office:value="101636818" calcext:value-type="float">
            <text:p>10163681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илиндр сцепления</text:p>
          </table:table-cell>
          <table:table-cell table:style-name="ce10" office:value-type="float" office:value="33698203" calcext:value-type="float">
            <text:p>3369820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ампа автомобильная</text:p>
          </table:table-cell>
          <table:table-cell table:style-name="ce10" office:value-type="float" office:value="33697187" calcext:value-type="float">
            <text:p>3369718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шланг</text:p>
          </table:table-cell>
          <table:table-cell table:style-name="ce10" office:value-type="float" office:value="85842817" calcext:value-type="float">
            <text:p>8584281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для спецтехники</text:p>
          </table:table-cell>
          <table:table-cell table:style-name="ce10" office:value-type="float" office:value="101636775" calcext:value-type="float">
            <text:p>10163677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Гидрокомпенсатор, направляющие, коромысла ГРМ</text:p>
          </table:table-cell>
          <table:table-cell table:style-name="ce10" office:value-type="float" office:value="86291821" calcext:value-type="float">
            <text:p>8629182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лок управления для авто</text:p>
          </table:table-cell>
          <table:table-cell table:style-name="ce10" office:value-type="float" office:value="85843091" calcext:value-type="float">
            <text:p>8584309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ентилятор охлаждения для авто</text:p>
          </table:table-cell>
          <table:table-cell table:style-name="ce10" office:value-type="float" office:value="85835759" calcext:value-type="float">
            <text:p>8583575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олото для спецтехники</text:p>
          </table:table-cell>
          <table:table-cell table:style-name="ce10" office:value-type="float" office:value="101636779" calcext:value-type="float">
            <text:p>10163677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уфта свободного хода для авто</text:p>
          </table:table-cell>
          <table:table-cell table:style-name="ce10" office:value-type="float" office:value="86332064" calcext:value-type="float">
            <text:p>8633206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душка безопасности для авто</text:p>
          </table:table-cell>
          <table:table-cell table:style-name="ce10" office:value-type="float" office:value="99615343" calcext:value-type="float">
            <text:p>9961534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тулка двигателя для авто</text:p>
          </table:table-cell>
          <table:table-cell table:style-name="ce10" office:value-type="float" office:value="86291469" calcext:value-type="float">
            <text:p>8629146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ГБО для авто</text:p>
          </table:table-cell>
          <table:table-cell table:style-name="ce10" office:value-type="float" office:value="94658144" calcext:value-type="float">
            <text:p>9465814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улевая рейка</text:p>
          </table:table-cell>
          <table:table-cell table:style-name="ce10" office:value-type="float" office:value="85833342" calcext:value-type="float">
            <text:p>8583334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 механизма рулевого управления</text:p>
          </table:table-cell>
          <table:table-cell table:style-name="ce10" office:value-type="float" office:value="86469810" calcext:value-type="float">
            <text:p>8646981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бак</text:p>
          </table:table-cell>
          <table:table-cell table:style-name="ce10" office:value-type="float" office:value="33698195" calcext:value-type="float">
            <text:p>3369819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жим, заклепки, болты, гайки для спецтехники</text:p>
          </table:table-cell>
          <table:table-cell table:style-name="ce10" office:value-type="float" office:value="101636780" calcext:value-type="float">
            <text:p>10163678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ец для спецтехники</text:p>
          </table:table-cell>
          <table:table-cell table:style-name="ce10" office:value-type="float" office:value="101636776" calcext:value-type="float">
            <text:p>10163677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жух для спецтехники</text:p>
          </table:table-cell>
          <table:table-cell table:style-name="ce10" office:value-type="float" office:value="101636797" calcext:value-type="float">
            <text:p>10163679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еркало автомобильное дополнительное</text:p>
          </table:table-cell>
          <table:table-cell table:style-name="ce10" office:value-type="float" office:value="28305306" calcext:value-type="float">
            <text:p>2830530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Щуп масляный для авто</text:p>
          </table:table-cell>
          <table:table-cell table:style-name="ce10" office:value-type="float" office:value="86292577" calcext:value-type="float">
            <text:p>8629257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вторитель указателя поворота</text:p>
          </table:table-cell>
          <table:table-cell table:style-name="ce10" office:value-type="float" office:value="99426242" calcext:value-type="float">
            <text:p>9942624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Лопатка для спецтехники</text:p>
          </table:table-cell>
          <table:table-cell table:style-name="ce10" office:value-type="float" office:value="101636803" calcext:value-type="float">
            <text:p>10163680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епной транспортер для комбайна</text:p>
          </table:table-cell>
          <table:table-cell table:style-name="ce10" office:value-type="float" office:value="1000001818" calcext:value-type="float">
            <text:p>100000181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норкель для авто</text:p>
          </table:table-cell>
          <table:table-cell table:style-name="ce10" office:value-type="float" office:value="86293427" calcext:value-type="float">
            <text:p>8629342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чок ГУР</text:p>
          </table:table-cell>
          <table:table-cell table:style-name="ce10" office:value-type="float" office:value="86296436" calcext:value-type="float">
            <text:p>8629643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абилизатор подвески</text:p>
          </table:table-cell>
          <table:table-cell table:style-name="ce10" office:value-type="float" office:value="85825489" calcext:value-type="float">
            <text:p>8582548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ильтр осушителя для авто</text:p>
          </table:table-cell>
          <table:table-cell table:style-name="ce10" office:value-type="float" office:value="101200231" calcext:value-type="float">
            <text:p>10120023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орт стана для спецтехники</text:p>
          </table:table-cell>
          <table:table-cell table:style-name="ce10" office:value-type="float" office:value="101636774" calcext:value-type="float">
            <text:p>10163677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онарь задний для авто</text:p>
          </table:table-cell>
          <table:table-cell table:style-name="ce10" office:value-type="float" office:value="85797441" calcext:value-type="float">
            <text:p>8579744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ластинчатая цепь для спецтехники</text:p>
          </table:table-cell>
          <table:table-cell table:style-name="ce10" office:value-type="float" office:value="1000001819" calcext:value-type="float">
            <text:p>100000181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ставка под пружины для авто</text:p>
          </table:table-cell>
          <table:table-cell table:style-name="ce10" office:value-type="float" office:value="86296182" calcext:value-type="float">
            <text:p>8629618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ехатроник</text:p>
          </table:table-cell>
          <table:table-cell table:style-name="ce10" office:value-type="float" office:value="85835775" calcext:value-type="float">
            <text:p>8583577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вод АКБ</text:p>
          </table:table-cell>
          <table:table-cell table:style-name="ce10" office:value-type="float" office:value="95313220" calcext:value-type="float">
            <text:p>9531322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гулятор давления топлива</text:p>
          </table:table-cell>
          <table:table-cell table:style-name="ce10" office:value-type="float" office:value="33698200" calcext:value-type="float">
            <text:p>3369820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лец поршневой ДВС</text:p>
          </table:table-cell>
          <table:table-cell table:style-name="ce10" office:value-type="float" office:value="86292449" calcext:value-type="float">
            <text:p>8629244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ртер сцепления</text:p>
          </table:table-cell>
          <table:table-cell table:style-name="ce10" office:value-type="float" office:value="1000002228" calcext:value-type="float">
            <text:p>100000222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л рулевой</text:p>
          </table:table-cell>
          <table:table-cell table:style-name="ce10" office:value-type="float" office:value="85831225" calcext:value-type="float">
            <text:p>8583122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ыльник рулевого управления</text:p>
          </table:table-cell>
          <table:table-cell table:style-name="ce10" office:value-type="float" office:value="85833330" calcext:value-type="float">
            <text:p>8583333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яга рулевая</text:p>
          </table:table-cell>
          <table:table-cell table:style-name="ce10" office:value-type="float" office:value="36121482" calcext:value-type="float">
            <text:p>3612148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сцепления</text:p>
          </table:table-cell>
          <table:table-cell table:style-name="ce10" office:value-type="float" office:value="85835774" calcext:value-type="float">
            <text:p>8583577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невные ходовые огни</text:p>
          </table:table-cell>
          <table:table-cell table:style-name="ce10" office:value-type="float" office:value="85797433" calcext:value-type="float">
            <text:p>8579743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льник КПП и привода</text:p>
          </table:table-cell>
          <table:table-cell table:style-name="ce10" office:value-type="float" office:value="86471265" calcext:value-type="float">
            <text:p>8647126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ГУР</text:p>
          </table:table-cell>
          <table:table-cell table:style-name="ce10" office:value-type="float" office:value="85832653" calcext:value-type="float">
            <text:p>8583265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урбина для авто</text:p>
          </table:table-cell>
          <table:table-cell table:style-name="ce10" office:value-type="float" office:value="85842792" calcext:value-type="float">
            <text:p>8584279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приводной и ГРМ для трактора, спецтехники</text:p>
          </table:table-cell>
          <table:table-cell table:style-name="ce10" office:value-type="float" office:value="1000001864" calcext:value-type="float">
            <text:p>100000186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масляный для двигателя</text:p>
          </table:table-cell>
          <table:table-cell table:style-name="ce10" office:value-type="float" office:value="85814605" calcext:value-type="float">
            <text:p>8581460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рызговики</text:p>
          </table:table-cell>
          <table:table-cell table:style-name="ce10" office:value-type="float" office:value="27332785" calcext:value-type="float">
            <text:p>2733278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рессор пневмоподвески для авто</text:p>
          </table:table-cell>
          <table:table-cell table:style-name="ce10" office:value-type="float" office:value="99606736" calcext:value-type="float">
            <text:p>9960673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стартера для авто</text:p>
          </table:table-cell>
          <table:table-cell table:style-name="ce10" office:value-type="float" office:value="85844666" calcext:value-type="float">
            <text:p>8584466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пора шаровая</text:p>
          </table:table-cell>
          <table:table-cell table:style-name="ce10" office:value-type="float" office:value="85830705" calcext:value-type="float">
            <text:p>8583070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для спецтехники</text:p>
          </table:table-cell>
          <table:table-cell table:style-name="ce10" office:value-type="float" office:value="101636817" calcext:value-type="float">
            <text:p>10163681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турбокомпрессора для авто</text:p>
          </table:table-cell>
          <table:table-cell table:style-name="ce10" office:value-type="float" office:value="101200336" calcext:value-type="float">
            <text:p>10120033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ень приводной и ГРМ</text:p>
          </table:table-cell>
          <table:table-cell table:style-name="ce10" office:value-type="float" office:value="33697155" calcext:value-type="float">
            <text:p>3369715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рулевой</text:p>
          </table:table-cell>
          <table:table-cell table:style-name="ce10" office:value-type="float" office:value="101200335" calcext:value-type="float">
            <text:p>10120033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ГУ сцепления</text:p>
          </table:table-cell>
          <table:table-cell table:style-name="ce10" office:value-type="float" office:value="86470882" calcext:value-type="float">
            <text:p>8647088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ховик двигателя</text:p>
          </table:table-cell>
          <table:table-cell table:style-name="ce10" office:value-type="float" office:value="33696912" calcext:value-type="float">
            <text:p>3369691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Фара автомобильная</text:p>
          </table:table-cell>
          <table:table-cell table:style-name="ce10" office:value-type="float" office:value="33697184" calcext:value-type="float">
            <text:p>3369718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Насос водяной (помпа) для авто</text:p>
          </table:table-cell>
          <table:table-cell table:style-name="ce10" office:value-type="float" office:value="39653253" calcext:value-type="float">
            <text:p>3965325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илка включения передач для авто</text:p>
          </table:table-cell>
          <table:table-cell table:style-name="ce10" office:value-type="float" office:value="86332036" calcext:value-type="float">
            <text:p>8633203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мотоцикла</text:p>
          </table:table-cell>
          <table:table-cell table:style-name="ce10" office:value-type="float" office:value="22825343" calcext:value-type="float">
            <text:p>2282534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язкостная муфта для авто</text:p>
          </table:table-cell>
          <table:table-cell table:style-name="ce10" office:value-type="float" office:value="95312218" calcext:value-type="float">
            <text:p>9531221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отивотуманные фары</text:p>
          </table:table-cell>
          <table:table-cell table:style-name="ce10" office:value-type="float" office:value="85797378" calcext:value-type="float">
            <text:p>8579737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иск сцепления</text:p>
          </table:table-cell>
          <table:table-cell table:style-name="ce10" office:value-type="float" office:value="33698201" calcext:value-type="float">
            <text:p>3369820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КПП</text:p>
          </table:table-cell>
          <table:table-cell table:style-name="ce10" office:value-type="float" office:value="86332236" calcext:value-type="float">
            <text:p>8633223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мка ветрового окна авто</text:p>
          </table:table-cell>
          <table:table-cell table:style-name="ce10" office:value-type="float" office:value="101558169" calcext:value-type="float">
            <text:p>10155816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Отбойник, пыльник амортизатора</text:p>
          </table:table-cell>
          <table:table-cell table:style-name="ce10" office:value-type="float" office:value="85826261" calcext:value-type="float">
            <text:p>8582626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везда ведущая на экскаватор</text:p>
          </table:table-cell>
          <table:table-cell table:style-name="ce10" office:value-type="float" office:value="101491537" calcext:value-type="float">
            <text:p>10149153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апот автомобильный</text:p>
          </table:table-cell>
          <table:table-cell table:style-name="ce10" office:value-type="float" office:value="93446777" calcext:value-type="float">
            <text:p>9344677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диатор кондиционера для авто</text:p>
          </table:table-cell>
          <table:table-cell table:style-name="ce10" office:value-type="float" office:value="85833530" calcext:value-type="float">
            <text:p>8583353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ой цилиндр</text:p>
          </table:table-cell>
          <table:table-cell table:style-name="ce10" office:value-type="float" office:value="85842992" calcext:value-type="float">
            <text:p>8584299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озетка для АКБ</text:p>
          </table:table-cell>
          <table:table-cell table:style-name="ce10" office:value-type="float" office:value="100703323" calcext:value-type="float">
            <text:p>10070332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ьцо поршневое</text:p>
          </table:table-cell>
          <table:table-cell table:style-name="ce10" office:value-type="float" office:value="85814700" calcext:value-type="float">
            <text:p>8581470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ссора подвески для авто</text:p>
          </table:table-cell>
          <table:table-cell table:style-name="ce10" office:value-type="float" office:value="86295848" calcext:value-type="float">
            <text:p>8629584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болтов головки цилиндра</text:p>
          </table:table-cell>
          <table:table-cell table:style-name="ce10" office:value-type="float" office:value="33696915" calcext:value-type="float">
            <text:p>3369691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 оборудования для уборки кукурузы для спецтехники</text:p>
          </table:table-cell>
          <table:table-cell table:style-name="ce10" office:value-type="float" office:value="101636794" calcext:value-type="float">
            <text:p>10163679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убка стеклоомывателя</text:p>
          </table:table-cell>
          <table:table-cell table:style-name="ce10" office:value-type="float" office:value="85819791" calcext:value-type="float">
            <text:p>8581979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оршень двигателя</text:p>
          </table:table-cell>
          <table:table-cell table:style-name="ce10" office:value-type="float" office:value="33696913" calcext:value-type="float">
            <text:p>3369691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сная арка для авто</text:p>
          </table:table-cell>
          <table:table-cell table:style-name="ce10" office:value-type="float" office:value="101407402" calcext:value-type="float">
            <text:p>10140740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Вакуумный усилитель тормозов</text:p>
          </table:table-cell>
          <table:table-cell table:style-name="ce10" office:value-type="float" office:value="87777701" calcext:value-type="float">
            <text:p>8777770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шетка радиатора авто</text:p>
          </table:table-cell>
          <table:table-cell table:style-name="ce10" office:value-type="float" office:value="100186418" calcext:value-type="float">
            <text:p>10018641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иса и составляющие для авто</text:p>
          </table:table-cell>
          <table:table-cell table:style-name="ce10" office:value-type="float" office:value="85817258" calcext:value-type="float">
            <text:p>8581725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естерня, звезда, шкив ДВС</text:p>
          </table:table-cell>
          <table:table-cell table:style-name="ce10" office:value-type="float" office:value="86292455" calcext:value-type="float">
            <text:p>8629245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пчасти для снегохода</text:p>
          </table:table-cell>
          <table:table-cell table:style-name="ce10" office:value-type="float" office:value="101491477" calcext:value-type="float">
            <text:p>10149147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Балка для спецтехники</text:p>
          </table:table-cell>
          <table:table-cell table:style-name="ce10" office:value-type="float" office:value="101636762" calcext:value-type="float">
            <text:p>10163676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светодиодной лампы для авто</text:p>
          </table:table-cell>
          <table:table-cell table:style-name="ce10" office:value-type="float" office:value="92496698" calcext:value-type="float">
            <text:p>9249669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ышка, пробка бачка для авто</text:p>
          </table:table-cell>
          <table:table-cell table:style-name="ce10" office:value-type="float" office:value="86296620" calcext:value-type="float">
            <text:p>8629662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епеж глушителя</text:p>
          </table:table-cell>
          <table:table-cell table:style-name="ce10" office:value-type="float" office:value="33698296" calcext:value-type="float">
            <text:p>3369829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ойка стабилизатора</text:p>
          </table:table-cell>
          <table:table-cell table:style-name="ce10" office:value-type="float" office:value="85824275" calcext:value-type="float">
            <text:p>8582427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воздушный</text:p>
          </table:table-cell>
          <table:table-cell table:style-name="ce10" office:value-type="float" office:value="85842811" calcext:value-type="float">
            <text:p>8584281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стеклоочистителя</text:p>
          </table:table-cell>
          <table:table-cell table:style-name="ce10" office:value-type="float" office:value="86471711" calcext:value-type="float">
            <text:p>8647171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нопка для спецтехники</text:p>
          </table:table-cell>
          <table:table-cell table:style-name="ce10" office:value-type="float" office:value="101636796" calcext:value-type="float">
            <text:p>10163679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кив компрессора кондиционера для авто</text:p>
          </table:table-cell>
          <table:table-cell table:style-name="ce10" office:value-type="float" office:value="85833639" calcext:value-type="float">
            <text:p>8583363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айлентблок, втулка подвески</text:p>
          </table:table-cell>
          <table:table-cell table:style-name="ce10" office:value-type="float" office:value="85824274" calcext:value-type="float">
            <text:p>8582427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ычаг, тяга подвески</text:p>
          </table:table-cell>
          <table:table-cell table:style-name="ce10" office:value-type="float" office:value="85828600" calcext:value-type="float">
            <text:p>8582860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онштейн крепления подвески для авто</text:p>
          </table:table-cell>
          <table:table-cell table:style-name="ce10" office:value-type="float" office:value="86296215" calcext:value-type="float">
            <text:p>8629621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ос открывания лючка бензобака, двери, капота, багажника</text:p>
          </table:table-cell>
          <table:table-cell table:style-name="ce10" office:value-type="float" office:value="101292869" calcext:value-type="float">
            <text:p>10129286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рециркуляции ОГ (EGR)</text:p>
          </table:table-cell>
          <table:table-cell table:style-name="ce10" office:value-type="float" office:value="86292215" calcext:value-type="float">
            <text:p>8629221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рмозная трубка</text:p>
          </table:table-cell>
          <table:table-cell table:style-name="ce10" office:value-type="float" office:value="85842993" calcext:value-type="float">
            <text:p>8584299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ан системы отопления для авто</text:p>
          </table:table-cell>
          <table:table-cell table:style-name="ce10" office:value-type="float" office:value="86295790" calcext:value-type="float">
            <text:p>8629579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рышка багажника автомобильная</text:p>
          </table:table-cell>
          <table:table-cell table:style-name="ce10" office:value-type="float" office:value="93446788" calcext:value-type="float">
            <text:p>9344678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робка диапазонов для спецтехники</text:p>
          </table:table-cell>
          <table:table-cell table:style-name="ce10" office:value-type="float" office:value="101636799" calcext:value-type="float">
            <text:p>10163679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осъемный колпачок</text:p>
          </table:table-cell>
          <table:table-cell table:style-name="ce10" office:value-type="float" office:value="33697162" calcext:value-type="float">
            <text:p>33697162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ый насос высокого давления (ТНВД)</text:p>
          </table:table-cell>
          <table:table-cell table:style-name="ce10" office:value-type="float" office:value="85842816" calcext:value-type="float">
            <text:p>8584281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ивод в сборе (полуось)</text:p>
          </table:table-cell>
          <table:table-cell table:style-name="ce10" office:value-type="float" office:value="85817263" calcext:value-type="float">
            <text:p>8581726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ружина подвески</text:p>
          </table:table-cell>
          <table:table-cell table:style-name="ce10" office:value-type="float" office:value="85829719" calcext:value-type="float">
            <text:p>8582971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зистор отопителя для авто</text:p>
          </table:table-cell>
          <table:table-cell table:style-name="ce10" office:value-type="float" office:value="86295791" calcext:value-type="float">
            <text:p>8629579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для тормозной системы</text:p>
          </table:table-cell>
          <table:table-cell table:style-name="ce10" office:value-type="float" office:value="85842996" calcext:value-type="float">
            <text:p>8584299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Замок зажигания для авто</text:p>
          </table:table-cell>
          <table:table-cell table:style-name="ce10" office:value-type="float" office:value="86296490" calcext:value-type="float">
            <text:p>8629649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ржавка для спецтехники</text:p>
          </table:table-cell>
          <table:table-cell table:style-name="ce10" office:value-type="float" office:value="101636778" calcext:value-type="float">
            <text:p>10163677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опливная система</text:p>
          </table:table-cell>
          <table:table-cell table:style-name="ce10" office:value-type="float" office:value="33698197" calcext:value-type="float">
            <text:p>3369819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картера КПП</text:p>
          </table:table-cell>
          <table:table-cell table:style-name="ce10" office:value-type="float" office:value="86332053" calcext:value-type="float">
            <text:p>8633205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апан нагнетательный для авто</text:p>
          </table:table-cell>
          <table:table-cell table:style-name="ce10" office:value-type="float" office:value="101200123" calcext:value-type="float">
            <text:p>10120012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невмоподушка подвески</text:p>
          </table:table-cell>
          <table:table-cell table:style-name="ce10" office:value-type="float" office:value="87777748" calcext:value-type="float">
            <text:p>8777774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ШРУС привода</text:p>
          </table:table-cell>
          <table:table-cell table:style-name="ce10" office:value-type="float" office:value="36201240" calcext:value-type="float">
            <text:p>3620124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люч доступа в авто</text:p>
          </table:table-cell>
          <table:table-cell table:style-name="ce10" office:value-type="float" office:value="99199719" calcext:value-type="float">
            <text:p>9919971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для авто</text:p>
          </table:table-cell>
          <table:table-cell table:style-name="ce10" office:value-type="float" office:value="85843109" calcext:value-type="float">
            <text:p>8584310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Цепь приводная и ГРМ</text:p>
          </table:table-cell>
          <table:table-cell table:style-name="ce10" office:value-type="float" office:value="85813696" calcext:value-type="float">
            <text:p>8581369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дуктор заднего моста для авто</text:p>
          </table:table-cell>
          <table:table-cell table:style-name="ce10" office:value-type="float" office:value="86332233" calcext:value-type="float">
            <text:p>8633223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асходомер воздуха</text:p>
          </table:table-cell>
          <table:table-cell table:style-name="ce10" office:value-type="float" office:value="87777746" calcext:value-type="float">
            <text:p>87777746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тартер для авто</text:p>
          </table:table-cell>
          <table:table-cell table:style-name="ce10" office:value-type="float" office:value="85844628" calcext:value-type="float">
            <text:p>8584462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лесо направляющее на экскаватор</text:p>
          </table:table-cell>
          <table:table-cell table:style-name="ce10" office:value-type="float" office:value="101491535" calcext:value-type="float">
            <text:p>101491535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ермостат автомобильный</text:p>
          </table:table-cell>
          <table:table-cell table:style-name="ce10" office:value-type="float" office:value="39655598" calcext:value-type="float">
            <text:p>3965559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еталь синхронизатора КПП</text:p>
          </table:table-cell>
          <table:table-cell table:style-name="ce10" office:value-type="float" office:value="86332054" calcext:value-type="float">
            <text:p>86332054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Система контроля давления в шинах</text:p>
          </table:table-cell>
          <table:table-cell table:style-name="ce10" office:value-type="float" office:value="74198537" calcext:value-type="float">
            <text:p>7419853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Трапеция стеклоподъемника</text:p>
          </table:table-cell>
          <table:table-cell table:style-name="ce10" office:value-type="float" office:value="87891853" calcext:value-type="float">
            <text:p>8789185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печки для авто</text:p>
          </table:table-cell>
          <table:table-cell table:style-name="ce10" office:value-type="float" office:value="78305548" calcext:value-type="float">
            <text:p>7830554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Ремкомплект турбины для авто</text:p>
          </table:table-cell>
          <table:table-cell table:style-name="ce10" office:value-type="float" office:value="95311260" calcext:value-type="float">
            <text:p>9531126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Патрубок системы отопления для авто</text:p>
          </table:table-cell>
          <table:table-cell table:style-name="ce10" office:value-type="float" office:value="85833529" calcext:value-type="float">
            <text:p>8583352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улак поворотный</text:p>
          </table:table-cell>
          <table:table-cell table:style-name="ce10" office:value-type="float" office:value="85831483" calcext:value-type="float">
            <text:p>8583148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отор стеклоподъемника</text:p>
          </table:table-cell>
          <table:table-cell table:style-name="ce10" office:value-type="float" office:value="86472353" calcext:value-type="float">
            <text:p>86472353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Масляный поддон для авто</text:p>
          </table:table-cell>
          <table:table-cell table:style-name="ce10" office:value-type="float" office:value="86292271" calcext:value-type="float">
            <text:p>86292271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ннектор для спецтехники</text:p>
          </table:table-cell>
          <table:table-cell table:style-name="ce10" office:value-type="float" office:value="101636798" calcext:value-type="float">
            <text:p>10163679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Датчик уровня топлива</text:p>
          </table:table-cell>
          <table:table-cell table:style-name="ce10" office:value-type="float" office:value="33698199" calcext:value-type="float">
            <text:p>3369819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Авто/мото запчасти</text:p>
          </table:table-cell>
          <table:table-cell table:style-name="ce8" office:value-type="string" calcext:value-type="string">
            <text:p>Комплектующие генератора для авто</text:p>
          </table:table-cell>
          <table:table-cell table:style-name="ce10" office:value-type="float" office:value="85844668" calcext:value-type="float">
            <text:p>85844668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Камеры для колес авто</text:p>
          </table:table-cell>
          <table:table-cell table:style-name="ce8" office:value-type="string" calcext:value-type="string">
            <text:p>Камера автомобильная</text:p>
          </table:table-cell>
          <table:table-cell table:style-name="ce10" office:value-type="float" office:value="68110779" calcext:value-type="float">
            <text:p>68110779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Масло моторное</text:p>
          </table:table-cell>
          <table:table-cell table:style-name="ce10" office:value-type="float" office:value="33717370" calcext:value-type="float">
            <text:p>33717370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Трансмиссионное, гидравлическое масла</text:p>
          </table:table-cell>
          <table:table-cell table:style-name="ce10" office:value-type="float" office:value="81105347" calcext:value-type="float">
            <text:p>81105347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8" office:value-type="string" calcext:value-type="string">
            <text:p>Автотовары</text:p>
          </table:table-cell>
          <table:table-cell table:style-name="ce8" office:value-type="string" calcext:value-type="string">
            <text:p>Масла</text:p>
          </table:table-cell>
          <table:table-cell table:style-name="ce8" office:value-type="string" calcext:value-type="string">
            <text:p>Автохимия - Промывочное масло, жидкость</text:p>
          </table:table-cell>
          <table:table-cell table:style-name="ce10" office:value-type="float" office:value="85968767" calcext:value-type="float">
            <text:p>85968767</text:p>
          </table:table-cell>
          <table:table-cell table:style-name="ce9" table:number-columns-repeated="22"/>
          <table:table-cell table:number-columns-repeated="998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Маркет" style:display-name="PageStyle_Марк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ara" style:display-name="PageStyle_Ang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зон" style:display-name="PageStyle_Оз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89" meta:object-count="0"/>
    <meta:generator>LibreOfficeDev/6.0.5.2$Linux_X86_64 LibreOffice_project/</meta:generator>
  </office:meta>
</office:document-meta>
</file>